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36in"/>
    </style:style>
    <style:style style:name="co2" style:family="table-column">
      <style:table-column-properties fo:break-before="auto" style:column-width="0.9311in"/>
    </style:style>
    <style:style style:name="co3" style:family="table-column">
      <style:table-column-properties fo:break-before="auto" style:column-width="1.1146in"/>
    </style:style>
    <style:style style:name="co4" style:family="table-column">
      <style:table-column-properties fo:break-before="auto" style:column-width="1.0409in"/>
    </style:style>
    <style:style style:name="co5" style:family="table-column">
      <style:table-column-properties fo:break-before="auto" style:column-width="1.543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2874in"/>
    </style:style>
    <style:style style:name="co8" style:family="table-column">
      <style:table-column-properties fo:break-before="auto" style:column-width="0.95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ool-Lame Compare" table:style-name="ta1">
        <table:shapes>
          <draw:frame draw:z-index="0" draw:style-name="gr1" draw:text-style-name="P1" svg:width="5.7024in" svg:height="3.5429in" svg:x="5.3299in" svg:y="6.4386in">
            <draw:object draw:notify-on-update-of-ranges="'Cool-Lame Compare'.G3:'Cool-Lame Compare'.G7 'Cool-Lame Compare'.K2:'Cool-Lame Compare'.K2 'Cool-Lame Compare'.K3:'Cool-Lame Compare'.K7 'Cool-Lame Compare'.L2:'Cool-Lame Compare'.L2 'Cool-Lame Compare'.L3:'Cool-Lame Compare'.L7"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4" table:default-cell-style-name="Default"/>
        <table:table-row table:style-name="ro1">
          <table:table-cell office:value-type="string" calcext:value-type="string">
            <text:p>Lame SMHA*</text:p>
          </table:table-cell>
          <table:table-cell office:value-type="string" calcext:value-type="string">
            <text:p>Run time</text:p>
          </table:table-cell>
          <table:table-cell office:value-type="string" calcext:value-type="string">
            <text:p>Expanded states</text:p>
          </table:table-cell>
          <table:table-cell office:value-type="string" calcext:value-type="string">
            <text:p>Solution length</text:p>
          </table:table-cell>
          <table:table-cell office:value-type="string" calcext:value-type="string">
            <text:p>State/time ratio</text:p>
          </table:table-cell>
          <table:table-cell/>
          <table:table-cell office:value-type="string" calcext:value-type="string">
            <text:p>Number of nodes</text:p>
          </table:table-cell>
          <table:table-cell office:value-type="string" calcext:value-type="string">
            <text:p>Run time</text:p>
          </table:table-cell>
          <table:table-cell/>
          <table:table-cell office:value-type="string" calcext:value-type="string">
            <text:p>Expanded states</text:p>
          </table:table-cell>
          <table:table-cell office:value-type="string" calcext:value-type="string">
            <text:p>Solution length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.872912" calcext:value-type="float">
            <text:p>83.872912</text:p>
          </table:table-cell>
          <table:table-cell office:value-type="float" office:value="1768920" calcext:value-type="float">
            <text:p>1768920</text:p>
          </table:table-cell>
          <table:table-cell office:value-type="float" office:value="146" calcext:value-type="float">
            <text:p>146</text:p>
          </table:table-cell>
          <table:table-cell table:formula="of:=[.C2]/[.B2]" office:value-type="float" office:value="21090.4803209885" calcext:value-type="float">
            <text:p>21090.4803209885</text:p>
          </table:table-cell>
          <table:table-cell/>
          <table:table-cell office:value-type="string" calcext:value-type="string">
            <text:p>Number of nodes</text:p>
          </table:table-cell>
          <table:table-cell office:value-type="string" calcext:value-type="string">
            <text:p>Single-threaded</text:p>
          </table:table-cell>
          <table:table-cell office:value-type="string" calcext:value-type="string">
            <text:p>Multi-core</text:p>
          </table:table-cell>
          <table:table-cell/>
          <table:table-cell office:value-type="string" calcext:value-type="string">
            <text:p>Single-threaded</text:p>
          </table:table-cell>
          <table:table-cell office:value-type="string" calcext:value-type="string">
            <text:p>Multi-core</text:p>
          </table:table-cell>
        </table:table-row>
        <table:table-row table:style-name="ro1">
          <table:table-cell/>
          <table:table-cell office:value-type="float" office:value="18.336324" calcext:value-type="float">
            <text:p>18.336324</text:p>
          </table:table-cell>
          <table:table-cell office:value-type="float" office:value="412687" calcext:value-type="float">
            <text:p>412687</text:p>
          </table:table-cell>
          <table:table-cell office:value-type="float" office:value="144" calcext:value-type="float">
            <text:p>144</text:p>
          </table:table-cell>
          <table:table-cell table:formula="of:=[.C3]/[.B3]" office:value-type="float" office:value="22506.5285713756" calcext:value-type="float">
            <text:p>22506.5285713756</text:p>
          </table:table-cell>
          <table:table-cell/>
          <table:table-cell office:value-type="float" office:value="1" calcext:value-type="float">
            <text:p>1</text:p>
          </table:table-cell>
          <table:table-cell table:formula="of:=AVERAGE([.B2:.B5])" office:value-type="float" office:value="88.1161625" calcext:value-type="float">
            <text:p>88.1161625</text:p>
          </table:table-cell>
          <table:table-cell table:formula="of:=AVERAGE([.B16:.B19])" office:value-type="float" office:value="122.9375335" calcext:value-type="float">
            <text:p>122.9375335</text:p>
          </table:table-cell>
          <table:table-cell table:formula="of:= AVERAGE([.C2:.C5])" office:value-type="float" office:value="1822091.5" calcext:value-type="float">
            <text:p>1822091.5</text:p>
          </table:table-cell>
          <table:table-cell table:formula="of:=AVERAGE([.D2:.D5])" office:value-type="float" office:value="138" calcext:value-type="float">
            <text:p>138</text:p>
          </table:table-cell>
          <table:table-cell table:formula="of:=AVERAGE([.D16:.D19])" office:value-type="float" office:value="138" calcext:value-type="float">
            <text:p>138</text:p>
          </table:table-cell>
        </table:table-row>
        <table:table-row table:style-name="ro1">
          <table:table-cell/>
          <table:table-cell office:value-type="float" office:value="72.338661" calcext:value-type="float">
            <text:p>72.338661</text:p>
          </table:table-cell>
          <table:table-cell office:value-type="float" office:value="1545062" calcext:value-type="float">
            <text:p>1545062</text:p>
          </table:table-cell>
          <table:table-cell office:value-type="float" office:value="126" calcext:value-type="float">
            <text:p>126</text:p>
          </table:table-cell>
          <table:table-cell table:formula="of:=[.C4]/[.B4]" office:value-type="float" office:value="21358.7309834225" calcext:value-type="float">
            <text:p>21358.7309834225</text:p>
          </table:table-cell>
          <table:table-cell/>
          <table:table-cell office:value-type="float" office:value="2" calcext:value-type="float">
            <text:p>2</text:p>
          </table:table-cell>
          <table:table-cell table:formula="of:=AVERAGE([.B9:.B9])" office:value-type="float" office:value="2.275513" calcext:value-type="float">
            <text:p>2.275513</text:p>
          </table:table-cell>
          <table:table-cell table:formula="of:=AVERAGE([.B20:.B23])" office:value-type="float" office:value="2.3787045" calcext:value-type="float">
            <text:p>2.3787045</text:p>
          </table:table-cell>
          <table:table-cell table:formula="of:=AVERAGE([.C6:.C9])" office:value-type="float" office:value="37240.5" calcext:value-type="float">
            <text:p>37240.5</text:p>
          </table:table-cell>
          <table:table-cell table:formula="of:=AVERAGE([.D9:.D9])" office:value-type="float" office:value="222" calcext:value-type="float">
            <text:p>222</text:p>
          </table:table-cell>
          <table:table-cell table:formula="of:=AVERAGE([.D20:.D23])" office:value-type="float" office:value="198" calcext:value-type="float">
            <text:p>198</text:p>
          </table:table-cell>
        </table:table-row>
        <table:table-row table:style-name="ro1">
          <table:table-cell/>
          <table:table-cell office:value-type="float" office:value="177.916753" calcext:value-type="float">
            <text:p>177.916753</text:p>
          </table:table-cell>
          <table:table-cell office:value-type="float" office:value="3561697" calcext:value-type="float">
            <text:p>3561697</text:p>
          </table:table-cell>
          <table:table-cell office:value-type="float" office:value="136" calcext:value-type="float">
            <text:p>136</text:p>
          </table:table-cell>
          <table:table-cell table:formula="of:=[.C5]/[.B5]" office:value-type="float" office:value="20018.8961407136" calcext:value-type="float">
            <text:p>20018.8961407136</text:p>
          </table:table-cell>
          <table:table-cell/>
          <table:table-cell office:value-type="float" office:value="4" calcext:value-type="float">
            <text:p>4</text:p>
          </table:table-cell>
          <table:table-cell table:formula="of:= AVERAGE([.B12:.B12])" office:value-type="float" office:value="0.878663" calcext:value-type="float">
            <text:p>0.878663</text:p>
          </table:table-cell>
          <table:table-cell table:formula="of:=AVERAGE([.B24:.B27])" office:value-type="float" office:value="1.83995325" calcext:value-type="float">
            <text:p>1.83995325</text:p>
          </table:table-cell>
          <table:table-cell table:formula="of:= AVERAGE([.C10:.C13])" office:value-type="float" office:value="26625" calcext:value-type="float">
            <text:p>26625</text:p>
          </table:table-cell>
          <table:table-cell table:formula="of:= AVERAGE([.D12:.D12])" office:value-type="float" office:value="202" calcext:value-type="float">
            <text:p>202</text:p>
          </table:table-cell>
          <table:table-cell table:formula="of:=AVERAGE([.D24:.D27])"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490862" calcext:value-type="float">
            <text:p>1.490862</text:p>
          </table:table-cell>
          <table:table-cell office:value-type="float" office:value="33200" calcext:value-type="float">
            <text:p>33200</text:p>
          </table:table-cell>
          <table:table-cell office:value-type="float" office:value="182" calcext:value-type="float">
            <text:p>182</text:p>
          </table:table-cell>
          <table:table-cell table:formula="of:=[.C6]/[.B6]" office:value-type="float" office:value="22268.9960573145" calcext:value-type="float">
            <text:p>22268.9960573145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.B#REF!:.B#REF!])" office:value-type="string" office:string-value="" calcext:value-type="error">
            <text:p>#REF!</text:p>
          </table:table-cell>
          <table:table-cell table:formula="of:=AVERAGE([.B#REF!:.B#REF!])" office:value-type="string" office:string-value="" calcext:value-type="error">
            <text:p>#REF!</text:p>
          </table:table-cell>
          <table:table-cell table:formula="of:=AVERAGE([.C#REF!:.C#REF!])" office:value-type="string" office:string-value="" calcext:value-type="error">
            <text:p>#REF!</text:p>
          </table:table-cell>
          <table:table-cell table:formula="of:=AVERAGE([.D#REF!:.D#REF!])" office:value-type="string" office:string-value="" calcext:value-type="error">
            <text:p>#REF!</text:p>
          </table:table-cell>
          <table:table-cell table:formula="of:=AVERAGE([.D#REF!:.D#REF!])" office:value-type="string" office:string-value="" calcext:value-type="error">
            <text:p>#REF!</text:p>
          </table:table-cell>
        </table:table-row>
        <table:table-row table:style-name="ro1">
          <table:table-cell/>
          <table:table-cell office:value-type="float" office:value="1.136501" calcext:value-type="float">
            <text:p>1.136501</text:p>
          </table:table-cell>
          <table:table-cell office:value-type="float" office:value="24428" calcext:value-type="float">
            <text:p>24428</text:p>
          </table:table-cell>
          <table:table-cell office:value-type="float" office:value="218" calcext:value-type="float">
            <text:p>218</text:p>
          </table:table-cell>
          <table:table-cell table:formula="of:=[.C7]/[.B7]" office:value-type="float" office:value="21494.0418002272" calcext:value-type="float">
            <text:p>21494.0418002272</text:p>
          </table:table-cell>
          <table:table-cell/>
          <table:table-cell office:value-type="float" office:value="16" calcext:value-type="float">
            <text:p>16</text:p>
          </table:table-cell>
          <table:table-cell table:formula="of:=AVERAGE([.B#REF!]; [.B#REF!])" office:value-type="string" office:string-value="" calcext:value-type="error">
            <text:p>#REF!</text:p>
          </table:table-cell>
          <table:table-cell table:formula="of:=AVERAGE([.B#REF!:.B#REF!])" office:value-type="string" office:string-value="" calcext:value-type="error">
            <text:p>#REF!</text:p>
          </table:table-cell>
          <table:table-cell table:formula="of:=AVERAGE([.C#REF!:.C#REF!])" office:value-type="string" office:string-value="" calcext:value-type="error">
            <text:p>#REF!</text:p>
          </table:table-cell>
          <table:table-cell table:formula="of:=AVERAGE([.E#REF!]; [.E#REF!])" office:value-type="string" office:string-value="" calcext:value-type="error">
            <text:p>#REF!</text:p>
          </table:table-cell>
          <table:table-cell table:formula="of:=AVERAGE([.D#REF!:.D#REF!])" office:value-type="string" office:string-value="" calcext:value-type="error">
            <text:p>#REF!</text:p>
          </table:table-cell>
        </table:table-row>
        <table:table-row table:style-name="ro1">
          <table:table-cell/>
          <table:table-cell office:value-type="float" office:value="1.915153" calcext:value-type="float">
            <text:p>1.915153</text:p>
          </table:table-cell>
          <table:table-cell office:value-type="float" office:value="41220" calcext:value-type="float">
            <text:p>41220</text:p>
          </table:table-cell>
          <table:table-cell office:value-type="float" office:value="192" calcext:value-type="float">
            <text:p>192</text:p>
          </table:table-cell>
          <table:table-cell table:formula="of:=[.C8]/[.B8]" office:value-type="float" office:value="21523.0845786211" calcext:value-type="float">
            <text:p>21523.084578621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275513" calcext:value-type="float">
            <text:p>2.275513</text:p>
          </table:table-cell>
          <table:table-cell office:value-type="float" office:value="50114" calcext:value-type="float">
            <text:p>50114</text:p>
          </table:table-cell>
          <table:table-cell office:value-type="float" office:value="222" calcext:value-type="float">
            <text:p>222</text:p>
          </table:table-cell>
          <table:table-cell table:formula="of:=[.C9]/[.B9]" office:value-type="float" office:value="22023.1657652582" calcext:value-type="float">
            <text:p>22023.1657652582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648154" calcext:value-type="float">
            <text:p>3.648154</text:p>
          </table:table-cell>
          <table:table-cell office:value-type="float" office:value="67536" calcext:value-type="float">
            <text:p>67536</text:p>
          </table:table-cell>
          <table:table-cell office:value-type="float" office:value="204" calcext:value-type="float">
            <text:p>204</text:p>
          </table:table-cell>
          <table:table-cell table:formula="of:=[.C10]/[.B10]" office:value-type="float" office:value="18512.3763963912" calcext:value-type="float">
            <text:p>18512.3763963912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657776" calcext:value-type="float">
            <text:p>0.657776</text:p>
          </table:table-cell>
          <table:table-cell office:value-type="float" office:value="13476" calcext:value-type="float">
            <text:p>13476</text:p>
          </table:table-cell>
          <table:table-cell office:value-type="float" office:value="250" calcext:value-type="float">
            <text:p>250</text:p>
          </table:table-cell>
          <table:table-cell table:formula="of:=[.C11]/[.B11]" office:value-type="float" office:value="20487.2175330204" calcext:value-type="float">
            <text:p>20487.2175330204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878663" calcext:value-type="float">
            <text:p>0.878663</text:p>
          </table:table-cell>
          <table:table-cell office:value-type="float" office:value="17168" calcext:value-type="float">
            <text:p>17168</text:p>
          </table:table-cell>
          <table:table-cell office:value-type="float" office:value="202" calcext:value-type="float">
            <text:p>202</text:p>
          </table:table-cell>
          <table:table-cell table:formula="of:=[.C12]/[.B12]" office:value-type="float" office:value="19538.7765275197" calcext:value-type="float">
            <text:p>19538.7765275197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404216" calcext:value-type="float">
            <text:p>0.404216</text:p>
          </table:table-cell>
          <table:table-cell office:value-type="float" office:value="8320" calcext:value-type="float">
            <text:p>8320</text:p>
          </table:table-cell>
          <table:table-cell office:value-type="float" office:value="216" calcext:value-type="float">
            <text:p>216</text:p>
          </table:table-cell>
          <table:table-cell table:formula="of:=[.C13]/[.B13]" office:value-type="float" office:value="20583.0546044689" calcext:value-type="float">
            <text:p>20583.0546044689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ool SMHA*</text:p>
          </table:table-cell>
          <table:table-cell office:value-type="string" calcext:value-type="string">
            <text:p>Run time</text:p>
          </table:table-cell>
          <table:table-cell office:value-type="string" calcext:value-type="string">
            <text:p>Expanded states</text:p>
          </table:table-cell>
          <table:table-cell office:value-type="string" calcext:value-type="string">
            <text:p>Solution length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6.868098" calcext:value-type="float">
            <text:p>116.868098</text:p>
          </table:table-cell>
          <table:table-cell office:value-type="float" office:value="1768919" calcext:value-type="float">
            <text:p>1768919</text:p>
          </table:table-cell>
          <table:table-cell office:value-type="float" office:value="146" calcext:value-type="float">
            <text:p>146</text:p>
          </table:table-cell>
          <table:table-cell table:formula="of:=[.C16]/[.B16]" office:value-type="float" office:value="15136.0296802298" calcext:value-type="float">
            <text:p>15136.029680229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.649118" calcext:value-type="float">
            <text:p>25.649118</text:p>
          </table:table-cell>
          <table:table-cell office:value-type="float" office:value="412686" calcext:value-type="float">
            <text:p>412686</text:p>
          </table:table-cell>
          <table:table-cell office:value-type="float" office:value="144" calcext:value-type="float">
            <text:p>144</text:p>
          </table:table-cell>
          <table:table-cell table:formula="of:=[.C17]/[.B17]" office:value-type="float" office:value="16089.6760660542" calcext:value-type="float">
            <text:p>16089.676066054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.636352" calcext:value-type="float">
            <text:p>100.636352</text:p>
          </table:table-cell>
          <table:table-cell office:value-type="float" office:value="1545061" calcext:value-type="float">
            <text:p>1545061</text:p>
          </table:table-cell>
          <table:table-cell office:value-type="float" office:value="126" calcext:value-type="float">
            <text:p>126</text:p>
          </table:table-cell>
          <table:table-cell table:formula="of:=[.C18]/[.B18]" office:value-type="float" office:value="15352.911440987" calcext:value-type="float">
            <text:p>15352.91144098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8.596566" calcext:value-type="float">
            <text:p>248.596566</text:p>
          </table:table-cell>
          <table:table-cell office:value-type="float" office:value="3561696" calcext:value-type="float">
            <text:p>3561696</text:p>
          </table:table-cell>
          <table:table-cell office:value-type="float" office:value="136" calcext:value-type="float">
            <text:p>136</text:p>
          </table:table-cell>
          <table:table-cell table:formula="of:=[.C19]/[.B19]" office:value-type="float" office:value="14327.2131924783" calcext:value-type="float">
            <text:p>14327.2131924783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59039" calcext:value-type="float">
            <text:p>1.159039</text:p>
          </table:table-cell>
          <table:table-cell office:value-type="float" office:value="15459" calcext:value-type="float">
            <text:p>15459</text:p>
          </table:table-cell>
          <table:table-cell office:value-type="float" office:value="196" calcext:value-type="float">
            <text:p>196</text:p>
          </table:table-cell>
          <table:table-cell table:formula="of:=[.C20]/[.B20]" office:value-type="float" office:value="13337.7737936342" calcext:value-type="float">
            <text:p>13337.7737936342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325505" calcext:value-type="float">
            <text:p>2.325505</text:p>
          </table:table-cell>
          <table:table-cell office:value-type="float" office:value="29919" calcext:value-type="float">
            <text:p>29919</text:p>
          </table:table-cell>
          <table:table-cell office:value-type="float" office:value="206" calcext:value-type="float">
            <text:p>206</text:p>
          </table:table-cell>
          <table:table-cell table:formula="of:=[.C21]/[.B21]" office:value-type="float" office:value="12865.5926347181" calcext:value-type="float">
            <text:p>12865.592634718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699084" calcext:value-type="float">
            <text:p>1.699084</text:p>
          </table:table-cell>
          <table:table-cell office:value-type="float" office:value="21509" calcext:value-type="float">
            <text:p>21509</text:p>
          </table:table-cell>
          <table:table-cell office:value-type="float" office:value="168" calcext:value-type="float">
            <text:p>168</text:p>
          </table:table-cell>
          <table:table-cell table:formula="of:=[.C22]/[.B22]" office:value-type="float" office:value="12659.1740019917" calcext:value-type="float">
            <text:p>12659.174001991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.33119" calcext:value-type="float">
            <text:p>4.33119</text:p>
          </table:table-cell>
          <table:table-cell office:value-type="float" office:value="51031" calcext:value-type="float">
            <text:p>51031</text:p>
          </table:table-cell>
          <table:table-cell office:value-type="float" office:value="222" calcext:value-type="float">
            <text:p>222</text:p>
          </table:table-cell>
          <table:table-cell table:formula="of:=[.C23]/[.B23]" office:value-type="float" office:value="11782.2122788425" calcext:value-type="float">
            <text:p>11782.2122788425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217337" calcext:value-type="float">
            <text:p>1.217337</text:p>
          </table:table-cell>
          <table:table-cell office:value-type="float" office:value="19870" calcext:value-type="float">
            <text:p>19870</text:p>
          </table:table-cell>
          <table:table-cell office:value-type="float" office:value="222" calcext:value-type="float">
            <text:p>222</text:p>
          </table:table-cell>
          <table:table-cell table:formula="of:=[.C24]/[.B24]" office:value-type="float" office:value="16322.5138149912" calcext:value-type="float">
            <text:p>16322.5138149912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855523" calcext:value-type="float">
            <text:p>2.855523</text:p>
          </table:table-cell>
          <table:table-cell office:value-type="float" office:value="39032" calcext:value-type="float">
            <text:p>39032</text:p>
          </table:table-cell>
          <table:table-cell office:value-type="float" office:value="198" calcext:value-type="float">
            <text:p>198</text:p>
          </table:table-cell>
          <table:table-cell table:formula="of:=[.C25]/[.B25]" office:value-type="float" office:value="13668.9496109819" calcext:value-type="float">
            <text:p>13668.94961098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86884" calcext:value-type="float">
            <text:p>1.86884</text:p>
          </table:table-cell>
          <table:table-cell office:value-type="float" office:value="27883" calcext:value-type="float">
            <text:p>27883</text:p>
          </table:table-cell>
          <table:table-cell office:value-type="float" office:value="188" calcext:value-type="float">
            <text:p>188</text:p>
          </table:table-cell>
          <table:table-cell table:formula="of:=[.C26]/[.B26]" office:value-type="float" office:value="14919.9503435286" calcext:value-type="float">
            <text:p>14919.950343528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418113" calcext:value-type="float">
            <text:p>1.418113</text:p>
          </table:table-cell>
          <table:table-cell office:value-type="float" office:value="17082" calcext:value-type="float">
            <text:p>17082</text:p>
          </table:table-cell>
          <table:table-cell office:value-type="float" office:value="216" calcext:value-type="float">
            <text:p>216</text:p>
          </table:table-cell>
          <table:table-cell table:formula="of:=[.C27]/[.B27]" office:value-type="float" office:value="12045.5845197103" calcext:value-type="float">
            <text:p>12045.5845197103</text:p>
          </table:table-cell>
          <table:table-cell table:number-columns-repeated="7"/>
        </table:table-row>
      </table:table>
      <table:table table:name="Core Single-Thread Compare" table:style-name="ta1">
        <table:shapes>
          <draw:frame draw:z-index="0" draw:style-name="gr1" draw:text-style-name="P1" svg:width="5.6614in" svg:height="3.5429in" svg:x="5.265in" svg:y="2.8185in">
            <draw:object draw:notify-on-update-of-ranges="'Core Single-Thread Compare'.F3:'Core Single-Thread Compare'.F7 'Core Single-Thread Compare'.G2:'Core Single-Thread Compare'.G2 'Core Single-Thread Compare'.G3:'Core Single-Thread Compare'.G7 'Core Single-Thread Compare'.H2:'Core Single-Thread Compare'.H2 'Core Single-Thread Compare'.H3:'Core Single-Thread Compare'.H7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5.7024in" svg:height="3.5429in" svg:x="5.3299in" svg:y="6.4386in">
            <draw:object draw:notify-on-update-of-ranges="'Core Single-Thread Compare'.F3:'Core Single-Thread Compare'.F7 'Core Single-Thread Compare'.J2:'Core Single-Thread Compare'.J2 'Core Single-Thread Compare'.J3:'Core Single-Thread Compare'.J7 'Core Single-Thread Compare'.K2:'Core Single-Thread Compare'.K2 'Core Single-Thread Compare'.K3:'Core Single-Thread Compare'.K7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4" table:default-cell-style-name="Default"/>
        <table:table-row table:style-name="ro1">
          <table:table-cell office:value-type="string" calcext:value-type="string">
            <text:p>Data for communication done every 50ms</text:p>
          </table:table-cell>
          <table:table-cell office:value-type="string" calcext:value-type="string">
            <text:p>Run time</text:p>
          </table:table-cell>
          <table:table-cell office:value-type="string" calcext:value-type="string">
            <text:p>Expanded states</text:p>
          </table:table-cell>
          <table:table-cell office:value-type="string" calcext:value-type="string">
            <text:p>Solution length</text:p>
          </table:table-cell>
          <table:table-cell/>
          <table:table-cell office:value-type="string" calcext:value-type="string">
            <text:p>Number of nodes</text:p>
          </table:table-cell>
          <table:table-cell office:value-type="string" calcext:value-type="string">
            <text:p>Run time</text:p>
          </table:table-cell>
          <table:table-cell/>
          <table:table-cell office:value-type="string" calcext:value-type="string">
            <text:p>Expanded states</text:p>
          </table:table-cell>
          <table:table-cell office:value-type="string" calcext:value-type="string">
            <text:p>Solution length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4.349457" calcext:value-type="float">
            <text:p>194.349457</text:p>
          </table:table-cell>
          <table:table-cell office:value-type="float" office:value="2291851" calcext:value-type="float">
            <text:p>2291851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Number of nodes</text:p>
          </table:table-cell>
          <table:table-cell office:value-type="string" calcext:value-type="string">
            <text:p>Single-threaded</text:p>
          </table:table-cell>
          <table:table-cell office:value-type="string" calcext:value-type="string">
            <text:p>Multi-core</text:p>
          </table:table-cell>
          <table:table-cell/>
          <table:table-cell office:value-type="string" calcext:value-type="string">
            <text:p>Single-threaded</text:p>
          </table:table-cell>
          <table:table-cell office:value-type="string" calcext:value-type="string">
            <text:p>Multi-core</text:p>
          </table:table-cell>
        </table:table-row>
        <table:table-row table:style-name="ro1">
          <table:table-cell/>
          <table:table-cell office:value-type="float" office:value="94.950774" calcext:value-type="float">
            <text:p>94.950774</text:p>
          </table:table-cell>
          <table:table-cell office:value-type="float" office:value="1162872" calcext:value-type="float">
            <text:p>1162872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1" calcext:value-type="float">
            <text:p>1</text:p>
          </table:table-cell>
          <table:table-cell table:formula="of:=AVERAGE([.B2:.B5])" office:value-type="float" office:value="107.44803025" calcext:value-type="float">
            <text:p>107.44803025</text:p>
          </table:table-cell>
          <table:table-cell table:formula="of:=AVERAGE([.B24:.B27])" office:value-type="float" office:value="109.7685225" calcext:value-type="float">
            <text:p>109.7685225</text:p>
          </table:table-cell>
          <table:table-cell table:formula="of:= AVERAGE([.C2:.C5])" office:value-type="float" office:value="1283986" calcext:value-type="float">
            <text:p>1283986</text:p>
          </table:table-cell>
          <table:table-cell table:formula="of:=AVERAGE([.D2:.D5])" office:value-type="float" office:value="136" calcext:value-type="float">
            <text:p>136</text:p>
          </table:table-cell>
          <table:table-cell table:formula="of:=AVERAGE([.D24:.D27])" office:value-type="float" office:value="136" calcext:value-type="float">
            <text:p>136</text:p>
          </table:table-cell>
        </table:table-row>
        <table:table-row table:style-name="ro1">
          <table:table-cell/>
          <table:table-cell office:value-type="float" office:value="138.620292" calcext:value-type="float">
            <text:p>138.620292</text:p>
          </table:table-cell>
          <table:table-cell office:value-type="float" office:value="1656334" calcext:value-type="float">
            <text:p>1656334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2" calcext:value-type="float">
            <text:p>2</text:p>
          </table:table-cell>
          <table:table-cell table:formula="of:=AVERAGE([.B9:.B9])" office:value-type="float" office:value="99.8811" calcext:value-type="float">
            <text:p>99.8811</text:p>
          </table:table-cell>
          <table:table-cell table:formula="of:=AVERAGE([.B28:.B31])" office:value-type="float" office:value="17.13374975" calcext:value-type="float">
            <text:p>17.13374975</text:p>
          </table:table-cell>
          <table:table-cell table:formula="of:=AVERAGE([.C6:.C9])" office:value-type="float" office:value="3695.75" calcext:value-type="float">
            <text:p>3695.75</text:p>
          </table:table-cell>
          <table:table-cell table:formula="of:=AVERAGE([.D9:.D9])" office:value-type="float" office:value="270" calcext:value-type="float">
            <text:p>270</text:p>
          </table:table-cell>
          <table:table-cell table:formula="of:=AVERAGE([.D28:.D31])" office:value-type="float" office:value="182" calcext:value-type="float">
            <text:p>182</text:p>
          </table:table-cell>
        </table:table-row>
        <table:table-row table:style-name="ro1">
          <table:table-cell/>
          <table:table-cell office:value-type="float" office:value="1.871598" calcext:value-type="float">
            <text:p>1.871598</text:p>
          </table:table-cell>
          <table:table-cell office:value-type="float" office:value="24887" calcext:value-type="float">
            <text:p>24887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4" calcext:value-type="float">
            <text:p>4</text:p>
          </table:table-cell>
          <table:table-cell table:formula="of:= AVERAGE([.B12:.B12])" office:value-type="float" office:value="17.1607" calcext:value-type="float">
            <text:p>17.1607</text:p>
          </table:table-cell>
          <table:table-cell table:formula="of:=AVERAGE([.B32:.B35])" office:value-type="float" office:value="3.51715575" calcext:value-type="float">
            <text:p>3.51715575</text:p>
          </table:table-cell>
          <table:table-cell table:formula="of:= AVERAGE([.C10:.C13])" office:value-type="float" office:value="1678.25" calcext:value-type="float">
            <text:p>1678.25</text:p>
          </table:table-cell>
          <table:table-cell table:formula="of:= AVERAGE([.D12:.D12])" office:value-type="float" office:value="180" calcext:value-type="float">
            <text:p>180</text:p>
          </table:table-cell>
          <table:table-cell table:formula="of:=AVERAGE([.D32:.D35]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.B14:.B17])" office:value-type="float" office:value="144.817" calcext:value-type="float">
            <text:p>144.817</text:p>
          </table:table-cell>
          <table:table-cell table:formula="of:=AVERAGE([.B36:.B39])" office:value-type="float" office:value="5.58791775" calcext:value-type="float">
            <text:p>5.58791775</text:p>
          </table:table-cell>
          <table:table-cell table:formula="of:=AVERAGE([.C14:.C17])" office:value-type="float" office:value="15724" calcext:value-type="float">
            <text:p>15724</text:p>
          </table:table-cell>
          <table:table-cell table:formula="of:=AVERAGE([.D14:.D17])" office:value-type="float" office:value="193" calcext:value-type="float">
            <text:p>193</text:p>
          </table:table-cell>
          <table:table-cell table:formula="of:=AVERAGE([.D36:.D39])" office:value-type="float" office:value="209.5" calcext:value-type="float">
            <text:p>209.5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6" calcext:value-type="float">
            <text:p>16</text:p>
          </table:table-cell>
          <table:table-cell table:formula="of:=AVERAGE([.B18]; [.B20])" office:value-type="float" office:value="73.23295" calcext:value-type="float">
            <text:p>73.23295</text:p>
          </table:table-cell>
          <table:table-cell table:formula="of:=AVERAGE([.B40:.B43])" office:value-type="float" office:value="9.054086" calcext:value-type="float">
            <text:p>9.054086</text:p>
          </table:table-cell>
          <table:table-cell table:formula="of:=AVERAGE([.C18:.C21])" office:value-type="float" office:value="5631.5" calcext:value-type="float">
            <text:p>5631.5</text:p>
          </table:table-cell>
          <table:table-cell table:formula="of:=AVERAGE([.D18]; [.D20])" office:value-type="float" office:value="197" calcext:value-type="float">
            <text:p>197</text:p>
          </table:table-cell>
          <table:table-cell table:formula="of:=AVERAGE([.D40:.D43])" office:value-type="float" office:value="210.5" calcext:value-type="float">
            <text:p>210.5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/>
          <table:table-cell office:value-type="float" office:value="99.8811" calcext:value-type="float">
            <text:p>99.8811</text:p>
          </table:table-cell>
          <table:table-cell office:value-type="float" office:value="14786" calcext:value-type="float">
            <text:p>14786</text:p>
          </table:table-cell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.1607" calcext:value-type="float">
            <text:p>17.1607</text:p>
          </table:table-cell>
          <table:table-cell office:value-type="float" office:value="6716" calcext:value-type="float">
            <text:p>6716</text:p>
          </table:table-cell>
          <table:table-cell office:value-type="float" office:value="180" calcext:value-type="float">
            <text:p>180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4.993" calcext:value-type="float">
            <text:p>204.993</text:p>
          </table:table-cell>
          <table:table-cell office:value-type="float" office:value="20224" calcext:value-type="float">
            <text:p>20224</text:p>
          </table:table-cell>
          <table:table-cell office:value-type="float" office:value="194" calcext:value-type="float">
            <text:p>19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90.076" calcext:value-type="float">
            <text:p>290.076</text:p>
          </table:table-cell>
          <table:table-cell office:value-type="float" office:value="23728" calcext:value-type="float">
            <text:p>23728</text:p>
          </table:table-cell>
          <table:table-cell office:value-type="float" office:value="208" calcext:value-type="float">
            <text:p>20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6.3196" calcext:value-type="float">
            <text:p>26.3196</text:p>
          </table:table-cell>
          <table:table-cell office:value-type="float" office:value="7616" calcext:value-type="float">
            <text:p>7616</text:p>
          </table:table-cell>
          <table:table-cell office:value-type="float" office:value="174" calcext:value-type="float">
            <text:p>174</text:p>
          </table:table-cell>
          <table:table-cell table:number-columns-repeated="7"/>
        </table:table-row>
        <table:table-row table:style-name="ro1">
          <table:table-cell/>
          <table:table-cell office:value-type="float" office:value="57.8794" calcext:value-type="float">
            <text:p>57.8794</text:p>
          </table:table-cell>
          <table:table-cell office:value-type="float" office:value="11328" calcext:value-type="float">
            <text:p>11328</text:p>
          </table:table-cell>
          <table:table-cell office:value-type="float" office:value="196" calcext:value-type="float">
            <text:p>196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.3989" calcext:value-type="float">
            <text:p>27.3989</text:p>
          </table:table-cell>
          <table:table-cell office:value-type="float" office:value="7360" calcext:value-type="float">
            <text:p>7360</text:p>
          </table:table-cell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9.067" calcext:value-type="float">
            <text:p>119.067</text:p>
          </table:table-cell>
          <table:table-cell office:value-type="float" office:value="15168" calcext:value-type="float">
            <text:p>15168</text:p>
          </table:table-cell>
          <table:table-cell office:value-type="float" office:value="194" calcext:value-type="float">
            <text:p>194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ata for communication done every 1000 iterations</text:p>
          </table:table-cell>
          <table:table-cell office:value-type="string" calcext:value-type="string">
            <text:p>Run time</text:p>
          </table:table-cell>
          <table:table-cell office:value-type="string" calcext:value-type="string">
            <text:p>Expanded states</text:p>
          </table:table-cell>
          <table:table-cell office:value-type="string" calcext:value-type="string">
            <text:p>Solution lengt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8.977865" calcext:value-type="float">
            <text:p>198.977865</text:p>
          </table:table-cell>
          <table:table-cell office:value-type="float" office:value="2291851" calcext:value-type="float">
            <text:p>2291851</text:p>
          </table:table-cell>
          <table:table-cell office:value-type="float" office:value="126" calcext:value-type="float">
            <text:p>126</text:p>
          </table:table-cell>
          <table:table-cell table:number-columns-repeated="7"/>
        </table:table-row>
        <table:table-row table:style-name="ro1">
          <table:table-cell/>
          <table:table-cell office:value-type="float" office:value="96.463831" calcext:value-type="float">
            <text:p>96.463831</text:p>
          </table:table-cell>
          <table:table-cell office:value-type="float" office:value="1162872" calcext:value-type="float">
            <text:p>1162872</text:p>
          </table:table-cell>
          <table:table-cell office:value-type="float" office:value="132" calcext:value-type="float">
            <text:p>13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1.815237" calcext:value-type="float">
            <text:p>141.815237</text:p>
          </table:table-cell>
          <table:table-cell office:value-type="float" office:value="1656334" calcext:value-type="float">
            <text:p>1656334</text:p>
          </table:table-cell>
          <table:table-cell office:value-type="float" office:value="134" calcext:value-type="float">
            <text:p>13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817157" calcext:value-type="float">
            <text:p>1.817157</text:p>
          </table:table-cell>
          <table:table-cell office:value-type="float" office:value="24887" calcext:value-type="float">
            <text:p>24887</text:p>
          </table:table-cell>
          <table:table-cell office:value-type="float" office:value="152" calcext:value-type="float">
            <text:p>15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06284" calcext:value-type="float">
            <text:p>5.06284</text:p>
          </table:table-cell>
          <table:table-cell office:value-type="float" office:value="22000" calcext:value-type="float">
            <text:p>22000</text:p>
          </table:table-cell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57.174806" calcext:value-type="float">
            <text:p>57.174806</text:p>
          </table:table-cell>
          <table:table-cell office:value-type="float" office:value="240000" calcext:value-type="float">
            <text:p>240000</text:p>
          </table:table-cell>
          <table:table-cell office:value-type="float" office:value="168" calcext:value-type="float">
            <text:p>168</text:p>
          </table:table-cell>
          <table:table-cell table:number-columns-repeated="7"/>
        </table:table-row>
        <table:table-row table:style-name="ro1">
          <table:table-cell/>
          <table:table-cell office:value-type="float" office:value="3.34416" calcext:value-type="float">
            <text:p>3.34416</text:p>
          </table:table-cell>
          <table:table-cell office:value-type="float" office:value="14000" calcext:value-type="float">
            <text:p>14000</text:p>
          </table:table-cell>
          <table:table-cell office:value-type="float" office:value="192" calcext:value-type="float">
            <text:p>192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953193" calcext:value-type="float">
            <text:p>2.953193</text:p>
          </table:table-cell>
          <table:table-cell office:value-type="float" office:value="14000" calcext:value-type="float">
            <text:p>14000</text:p>
          </table:table-cell>
          <table:table-cell office:value-type="float" office:value="168" calcext:value-type="float">
            <text:p>16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72261" calcext:value-type="float">
            <text:p>3.72261</text:p>
          </table:table-cell>
          <table:table-cell office:value-type="float" office:value="10000" calcext:value-type="float">
            <text:p>10000</text:p>
          </table:table-cell>
          <table:table-cell office:value-type="float" office:value="180" calcext:value-type="float">
            <text:p>18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854149" calcext:value-type="float">
            <text:p>2.854149</text:p>
          </table:table-cell>
          <table:table-cell office:value-type="float" office:value="6000" calcext:value-type="float">
            <text:p>6000</text:p>
          </table:table-cell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827775" calcext:value-type="float">
            <text:p>1.827775</text:p>
          </table:table-cell>
          <table:table-cell office:value-type="float" office:value="5000" calcext:value-type="float">
            <text:p>5000</text:p>
          </table:table-cell>
          <table:table-cell office:value-type="float" office:value="184" calcext:value-type="float">
            <text:p>184</text:p>
          </table:table-cell>
          <table:table-cell table:number-columns-repeated="7"/>
        </table:table-row>
        <table:table-row table:style-name="ro1">
          <table:table-cell/>
          <table:table-cell office:value-type="float" office:value="5.664089" calcext:value-type="float">
            <text:p>5.664089</text:p>
          </table:table-cell>
          <table:table-cell office:value-type="float" office:value="14000" calcext:value-type="float">
            <text:p>14000</text:p>
          </table:table-cell>
          <table:table-cell office:value-type="float" office:value="204" calcext:value-type="float">
            <text:p>204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003651" calcext:value-type="float">
            <text:p>8.003651</text:p>
          </table:table-cell>
          <table:table-cell office:value-type="float" office:value="11000" calcext:value-type="float">
            <text:p>11000</text:p>
          </table:table-cell>
          <table:table-cell office:value-type="float" office:value="180" calcext:value-type="float">
            <text:p>18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559008" calcext:value-type="float">
            <text:p>2.559008</text:p>
          </table:table-cell>
          <table:table-cell office:value-type="float" office:value="3000" calcext:value-type="float">
            <text:p>3000</text:p>
          </table:table-cell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/>
          <table:table-cell office:value-type="float" office:value="4.259522" calcext:value-type="float">
            <text:p>4.259522</text:p>
          </table:table-cell>
          <table:table-cell office:value-type="float" office:value="5000" calcext:value-type="float">
            <text:p>5000</text:p>
          </table:table-cell>
          <table:table-cell office:value-type="float" office:value="182" calcext:value-type="float">
            <text:p>182</text:p>
          </table:table-cell>
          <table:table-cell table:number-columns-repeated="7"/>
        </table:table-row>
        <table:table-row table:style-name="ro1">
          <table:table-cell/>
          <table:table-cell office:value-type="float" office:value="7.52949" calcext:value-type="float">
            <text:p>7.52949</text:p>
          </table:table-cell>
          <table:table-cell office:value-type="float" office:value="10000" calcext:value-type="float">
            <text:p>10000</text:p>
          </table:table-cell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.085018" calcext:value-type="float">
            <text:p>13.085018</text:p>
          </table:table-cell>
          <table:table-cell office:value-type="float" office:value="7000" calcext:value-type="float">
            <text:p>7000</text:p>
          </table:table-cell>
          <table:table-cell office:value-type="float" office:value="180" calcext:value-type="float">
            <text:p>180</text:p>
          </table:table-cell>
          <table:table-cell table:number-columns-repeated="7"/>
        </table:table-row>
        <table:table-row table:style-name="ro1">
          <table:table-cell/>
          <table:table-cell office:value-type="float" office:value="6.048815" calcext:value-type="float">
            <text:p>6.048815</text:p>
          </table:table-cell>
          <table:table-cell office:value-type="float" office:value="3000" calcext:value-type="float">
            <text:p>3000</text:p>
          </table:table-cell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.607156" calcext:value-type="float">
            <text:p>10.607156</text:p>
          </table:table-cell>
          <table:table-cell office:value-type="float" office:value="5000" calcext:value-type="float">
            <text:p>5000</text:p>
          </table:table-cell>
          <table:table-cell office:value-type="float" office:value="182" calcext:value-type="float">
            <text:p>182</text:p>
          </table:table-cell>
          <table:table-cell table:number-columns-repeated="7"/>
        </table:table-row>
        <table:table-row table:style-name="ro1">
          <table:table-cell/>
          <table:table-cell office:value-type="float" office:value="6.475355" calcext:value-type="float">
            <text:p>6.475355</text:p>
          </table:table-cell>
          <table:table-cell office:value-type="float" office:value="3000" calcext:value-type="float">
            <text:p>3000</text:p>
          </table:table-cell>
          <table:table-cell office:value-type="float" office:value="248" calcext:value-type="float">
            <text:p>248</text:p>
          </table:table-cell>
          <table:table-cell table:number-columns-repeated="7"/>
        </table:table-row>
      </table:table>
      <table:table table:name="Multi-Machine" table:style-name="ta1">
        <table:shapes>
          <draw:frame draw:z-index="0" draw:style-name="gr1" draw:text-style-name="P1" svg:width="4.4614in" svg:height="3.5429in" svg:x="5.0669in" svg:y="5.363in">
            <draw:object draw:notify-on-update-of-ranges="'Multi-Machine'.F2:'Multi-Machine'.F2 'Multi-Machine'.F3:'Multi-Machine'.F7 'Multi-Machine'.G2:'Multi-Machine'.G2 'Multi-Machine'.G3:'Multi-Machine'.G7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4.5122in" svg:height="3.5429in" svg:x="9.5969in" svg:y="5.3437in">
            <draw:object draw:notify-on-update-of-ranges="'Multi-Machine'.F2:'Multi-Machine'.F2 'Multi-Machine'.F3:'Multi-Machine'.F7 'Multi-Machine'.I2:'Multi-Machine'.I2 'Multi-Machine'.I3:'Multi-Machine'.I7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1" draw:text-style-name="P1" svg:width="4.7453in" svg:height="3.5429in" svg:x="5.15in" svg:y="1.5921in">
            <draw:object draw:notify-on-update-of-ranges="'Multi-Machine'.F2:'Multi-Machine'.F2 'Multi-Machine'.F3:'Multi-Machine'.F7 'Multi-Machine'.H2:'Multi-Machine'.H2 'Multi-Machine'.H3:'Multi-Machine'.H7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Data for 1 core per machine syncing every 1000 iterations</text:p>
          </table:table-cell>
          <table:table-cell office:value-type="string" calcext:value-type="string">
            <text:p>Run time</text:p>
          </table:table-cell>
          <table:table-cell office:value-type="string" calcext:value-type="string">
            <text:p>Expanded states</text:p>
          </table:table-cell>
          <table:table-cell office:value-type="string" calcext:value-type="string">
            <text:p>Solution length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8.977865" calcext:value-type="float">
            <text:p>198.977865</text:p>
          </table:table-cell>
          <table:table-cell office:value-type="float" office:value="2291851" calcext:value-type="float">
            <text:p>2291851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Number of machines</text:p>
          </table:table-cell>
          <table:table-cell office:value-type="string" calcext:value-type="string">
            <text:p>Run time</text:p>
          </table:table-cell>
          <table:table-cell office:value-type="string" calcext:value-type="string">
            <text:p>Expanded states</text:p>
          </table:table-cell>
          <table:table-cell office:value-type="string" calcext:value-type="string">
            <text:p>Solution length</text:p>
          </table:table-cell>
        </table:table-row>
        <table:table-row table:style-name="ro1">
          <table:table-cell/>
          <table:table-cell office:value-type="float" office:value="96.463831" calcext:value-type="float">
            <text:p>96.463831</text:p>
          </table:table-cell>
          <table:table-cell office:value-type="float" office:value="1162872" calcext:value-type="float">
            <text:p>1162872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1" calcext:value-type="float">
            <text:p>1</text:p>
          </table:table-cell>
          <table:table-cell table:formula="of:=AVERAGE([.B2:.B5])" office:value-type="float" office:value="109.7685225" calcext:value-type="float">
            <text:p>109.7685225</text:p>
          </table:table-cell>
          <table:table-cell table:formula="of:= AVERAGE([.C2:.C5])" office:value-type="float" office:value="1283986" calcext:value-type="float">
            <text:p>1283986</text:p>
          </table:table-cell>
          <table:table-cell table:formula="of:=AVERAGE([.D2:.D5])" office:value-type="float" office:value="136" calcext:value-type="float">
            <text:p>136</text:p>
          </table:table-cell>
        </table:table-row>
        <table:table-row table:style-name="ro1">
          <table:table-cell/>
          <table:table-cell office:value-type="float" office:value="141.815237" calcext:value-type="float">
            <text:p>141.815237</text:p>
          </table:table-cell>
          <table:table-cell office:value-type="float" office:value="1656334" calcext:value-type="float">
            <text:p>1656334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2" calcext:value-type="float">
            <text:p>2</text:p>
          </table:table-cell>
          <table:table-cell table:formula="of:=AVERAGE([.B6:.B9])" office:value-type="float" office:value="20.34331875" calcext:value-type="float">
            <text:p>20.34331875</text:p>
          </table:table-cell>
          <table:table-cell table:formula="of:=AVERAGE([.C6:.C9])" office:value-type="float" office:value="72500" calcext:value-type="float">
            <text:p>72500</text:p>
          </table:table-cell>
          <table:table-cell table:formula="of:=AVERAGE([.D6:.D9])" office:value-type="float" office:value="182" calcext:value-type="float">
            <text:p>182</text:p>
          </table:table-cell>
        </table:table-row>
        <table:table-row table:style-name="ro1">
          <table:table-cell/>
          <table:table-cell office:value-type="float" office:value="1.817157" calcext:value-type="float">
            <text:p>1.817157</text:p>
          </table:table-cell>
          <table:table-cell office:value-type="float" office:value="24887" calcext:value-type="float">
            <text:p>24887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4" calcext:value-type="float">
            <text:p>4</text:p>
          </table:table-cell>
          <table:table-cell table:formula="of:= AVERAGE([.B10:.B13])" office:value-type="float" office:value="4.940353" calcext:value-type="float">
            <text:p>4.940353</text:p>
          </table:table-cell>
          <table:table-cell table:formula="of:= AVERAGE([.C10:.C13])" office:value-type="float" office:value="8750" calcext:value-type="float">
            <text:p>8750</text:p>
          </table:table-cell>
          <table:table-cell table:formula="of:= AVERAGE([.D10:.D13]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992822" calcext:value-type="float">
            <text:p>5.992822</text:p>
          </table:table-cell>
          <table:table-cell office:value-type="float" office:value="22000" calcext:value-type="float">
            <text:p>2200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.B14:.B17])" office:value-type="float" office:value="5.350025" calcext:value-type="float">
            <text:p>5.350025</text:p>
          </table:table-cell>
          <table:table-cell table:formula="of:=AVERAGE([.C14:.C17])" office:value-type="float" office:value="9250" calcext:value-type="float">
            <text:p>9250</text:p>
          </table:table-cell>
          <table:table-cell table:formula="of:=AVERAGE([.D14:.D17])" office:value-type="float" office:value="220" calcext:value-type="float">
            <text:p>220</text:p>
          </table:table-cell>
        </table:table-row>
        <table:table-row table:style-name="ro1">
          <table:table-cell/>
          <table:table-cell office:value-type="float" office:value="67.298244" calcext:value-type="float">
            <text:p>67.298244</text:p>
          </table:table-cell>
          <table:table-cell office:value-type="float" office:value="240000" calcext:value-type="float">
            <text:p>240000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6" calcext:value-type="float">
            <text:p>16</text:p>
          </table:table-cell>
          <table:table-cell table:formula="of:=AVERAGE([.B18:.B21])" office:value-type="float" office:value="125.68733425" calcext:value-type="float">
            <text:p>125.68733425</text:p>
          </table:table-cell>
          <table:table-cell table:formula="of:=AVERAGE([.C18:.C21])" office:value-type="float" office:value="4500" calcext:value-type="float">
            <text:p>4500</text:p>
          </table:table-cell>
          <table:table-cell table:formula="of:=AVERAGE([.D18:.D21])" office:value-type="float" office:value="210.5" calcext:value-type="float">
            <text:p>210.5</text:p>
          </table:table-cell>
        </table:table-row>
        <table:table-row table:style-name="ro1">
          <table:table-cell/>
          <table:table-cell office:value-type="float" office:value="4.109892" calcext:value-type="float">
            <text:p>4.109892</text:p>
          </table:table-cell>
          <table:table-cell office:value-type="float" office:value="14000" calcext:value-type="float">
            <text:p>14000</text:p>
          </table:table-cell>
          <table:table-cell office:value-type="float" office:value="192" calcext:value-type="float">
            <text:p>192</text:p>
          </table:table-cell>
          <table:table-cell table:number-columns-repeated="5"/>
        </table:table-row>
        <table:table-row table:style-name="ro1">
          <table:table-cell/>
          <table:table-cell office:value-type="float" office:value="3.972317" calcext:value-type="float">
            <text:p>3.972317</text:p>
          </table:table-cell>
          <table:table-cell office:value-type="float" office:value="14000" calcext:value-type="float">
            <text:p>14000</text:p>
          </table:table-cell>
          <table:table-cell office:value-type="float" office:value="168" calcext:value-type="float">
            <text:p>168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403722" calcext:value-type="float">
            <text:p>5.403722</text:p>
          </table:table-cell>
          <table:table-cell office:value-type="float" office:value="10000" calcext:value-type="float">
            <text:p>10000</text:p>
          </table:table-cell>
          <table:table-cell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/>
          <table:table-cell office:value-type="float" office:value="3.58568" calcext:value-type="float">
            <text:p>3.58568</text:p>
          </table:table-cell>
          <table:table-cell office:value-type="float" office:value="6000" calcext:value-type="float">
            <text:p>6000</text:p>
          </table:table-cell>
          <table:table-cell office:value-type="float" office:value="220" calcext:value-type="float">
            <text:p>22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.885302" calcext:value-type="float">
            <text:p>2.885302</text:p>
          </table:table-cell>
          <table:table-cell office:value-type="float" office:value="5000" calcext:value-type="float">
            <text:p>5000</text:p>
          </table:table-cell>
          <table:table-cell office:value-type="float" office:value="184" calcext:value-type="float">
            <text:p>184</text:p>
          </table:table-cell>
          <table:table-cell table:number-columns-repeated="5"/>
        </table:table-row>
        <table:table-row table:style-name="ro1">
          <table:table-cell/>
          <table:table-cell office:value-type="float" office:value="7.886708" calcext:value-type="float">
            <text:p>7.886708</text:p>
          </table:table-cell>
          <table:table-cell office:value-type="float" office:value="14000" calcext:value-type="float">
            <text:p>14000</text:p>
          </table:table-cell>
          <table:table-cell office:value-type="float" office:value="204" calcext:value-type="float">
            <text:p>20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287118" calcext:value-type="float">
            <text:p>3.287118</text:p>
          </table:table-cell>
          <table:table-cell office:value-type="float" office:value="3000" calcext:value-type="float">
            <text:p>3000</text:p>
          </table:table-cell>
          <table:table-cell office:value-type="float" office:value="232" calcext:value-type="float">
            <text:p>232</text:p>
          </table:table-cell>
          <table:table-cell table:number-columns-repeated="5"/>
        </table:table-row>
        <table:table-row table:style-name="ro1">
          <table:table-cell/>
          <table:table-cell office:value-type="float" office:value="5.267382" calcext:value-type="float">
            <text:p>5.267382</text:p>
          </table:table-cell>
          <table:table-cell office:value-type="float" office:value="5000" calcext:value-type="float">
            <text:p>5000</text:p>
          </table:table-cell>
          <table:table-cell office:value-type="float" office:value="182" calcext:value-type="float">
            <text:p>182</text:p>
          </table:table-cell>
          <table:table-cell table:number-columns-repeated="5"/>
        </table:table-row>
        <table:table-row table:style-name="ro1">
          <table:table-cell/>
          <table:table-cell office:value-type="float" office:value="9.79989" calcext:value-type="float">
            <text:p>9.79989</text:p>
          </table:table-cell>
          <table:table-cell office:value-type="float" office:value="10000" calcext:value-type="float">
            <text:p>10000</text:p>
          </table:table-cell>
          <table:table-cell office:value-type="float" office:value="244" calcext:value-type="float">
            <text:p>244</text:p>
          </table:table-cell>
          <table:table-cell table:number-columns-repeated="5"/>
        </table:table-row>
        <table:table-row table:style-name="ro1">
          <table:table-cell/>
          <table:table-cell office:value-type="float" office:value="3.04571" calcext:value-type="float">
            <text:p>3.04571</text:p>
          </table:table-cell>
          <table:table-cell office:value-type="float" office:value="19000" calcext:value-type="float">
            <text:p>19000</text:p>
          </table:table-cell>
          <table:table-cell office:value-type="float" office:value="222" calcext:value-type="float">
            <text:p>222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6.7461" calcext:value-type="float">
            <text:p>176.7461</text:p>
          </table:table-cell>
          <table:table-cell office:value-type="float" office:value="7000" calcext:value-type="float">
            <text:p>7000</text:p>
          </table:table-cell>
          <table:table-cell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/>
          <table:table-cell office:value-type="float" office:value="94.270921" calcext:value-type="float">
            <text:p>94.270921</text:p>
          </table:table-cell>
          <table:table-cell office:value-type="float" office:value="3000" calcext:value-type="float">
            <text:p>3000</text:p>
          </table:table-cell>
          <table:table-cell office:value-type="float" office:value="232" calcext:value-type="float">
            <text:p>23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8.157639" calcext:value-type="float">
            <text:p>138.157639</text:p>
          </table:table-cell>
          <table:table-cell office:value-type="float" office:value="5000" calcext:value-type="float">
            <text:p>5000</text:p>
          </table:table-cell>
          <table:table-cell office:value-type="float" office:value="182" calcext:value-type="float">
            <text:p>182</text:p>
          </table:table-cell>
          <table:table-cell table:number-columns-repeated="5"/>
        </table:table-row>
        <table:table-row table:style-name="ro1">
          <table:table-cell/>
          <table:table-cell office:value-type="float" office:value="93.574677" calcext:value-type="float">
            <text:p>93.574677</text:p>
          </table:table-cell>
          <table:table-cell office:value-type="float" office:value="3000" calcext:value-type="float">
            <text:p>3000</text:p>
          </table:table-cell>
          <table:table-cell office:value-type="float" office:value="248" calcext:value-type="float">
            <text:p>248</text:p>
          </table:table-cell>
          <table:table-cell table:number-columns-repeated="5"/>
        </table:table-row>
      </table:table>
      <table:table table:name="Num Cores" table:style-name="ta1">
        <table:shapes>
          <draw:frame draw:z-index="0" draw:style-name="gr1" draw:text-style-name="P1" svg:width="6.2988in" svg:height="3.5429in" svg:x="5.265in" svg:y="2.8185in">
            <draw:object draw:notify-on-update-of-ranges="'Num Cores'.F2:'Num Cores'.F2 'Num Cores'.F3:'Num Cores'.F7 'Num Cores'.G2:'Num Cores'.G2 'Num Cores'.G3:'Num Cores'.G7 'Num Cores'.H2:'Num Cores'.H2 'Num Cores'.H3:'Num Cores'.H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1.837in" svg:y="2.724in">
            <draw:object draw:notify-on-update-of-ranges="'Num Cores'.F2:'Num Cores'.F2 'Num Cores'.F3:'Num Cores'.F7 'Num Cores'.K2:'Num Cores'.K2 'Num Cores'.K3:'Num Cores'.K7 'Num Cores'.L2:'Num Cores'.L2 'Num Cores'.L3:'Num Cores'.L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5.2004in" svg:y="6.2606in">
            <draw:object draw:notify-on-update-of-ranges="'Num Cores'.F3:'Num Cores'.F7 'Num Cores'.I2:'Num Cores'.I2 'Num Cores'.I3:'Num Cores'.I7 'Num Cores'.J2:'Num Cores'.J2 'Num Cores'.J3:'Num Cores'.J7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5" table:default-cell-style-name="Default"/>
        <table:table-row table:style-name="ro1">
          <table:table-cell office:value-type="string" calcext:value-type="string">
            <text:p>Data for communication done every 50ms</text:p>
          </table:table-cell>
          <table:table-cell office:value-type="string" calcext:value-type="string">
            <text:p>Run time</text:p>
          </table:table-cell>
          <table:table-cell office:value-type="string" calcext:value-type="string">
            <text:p>Expanded states</text:p>
          </table:table-cell>
          <table:table-cell office:value-type="string" calcext:value-type="string">
            <text:p>Solution length</text:p>
          </table:table-cell>
          <table:table-cell/>
          <table:table-cell office:value-type="string" calcext:value-type="string">
            <text:p>Number of nodes</text:p>
          </table:table-cell>
          <table:table-cell office:value-type="string" calcext:value-type="string">
            <text:p>Run time</text:p>
          </table:table-cell>
          <table:table-cell/>
          <table:table-cell office:value-type="string" calcext:value-type="string">
            <text:p>Expanded states</text:p>
          </table:table-cell>
          <table:table-cell/>
          <table:table-cell office:value-type="string" calcext:value-type="string">
            <text:p>Solution length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4.349457" calcext:value-type="float">
            <text:p>194.349457</text:p>
          </table:table-cell>
          <table:table-cell office:value-type="float" office:value="2291851" calcext:value-type="float">
            <text:p>2291851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Number of nodes</text:p>
          </table:table-cell>
          <table:table-cell office:value-type="string" calcext:value-type="string">
            <text:p>Communication every 50ms</text:p>
          </table:table-cell>
          <table:table-cell office:value-type="string" calcext:value-type="string">
            <text:p>Communication every 1000 iterations</text:p>
          </table:table-cell>
          <table:table-cell office:value-type="string" calcext:value-type="string">
            <text:p>Communication every 50ms</text:p>
          </table:table-cell>
          <table:table-cell office:value-type="string" calcext:value-type="string">
            <text:p>Communication every 1000 iterations</text:p>
          </table:table-cell>
          <table:table-cell office:value-type="string" calcext:value-type="string">
            <text:p>Communication every 50ms</text:p>
          </table:table-cell>
          <table:table-cell office:value-type="string" calcext:value-type="string">
            <text:p>Communication every 1000 iterations</text:p>
          </table:table-cell>
        </table:table-row>
        <table:table-row table:style-name="ro1">
          <table:table-cell/>
          <table:table-cell office:value-type="float" office:value="94.950774" calcext:value-type="float">
            <text:p>94.950774</text:p>
          </table:table-cell>
          <table:table-cell office:value-type="float" office:value="1162872" calcext:value-type="float">
            <text:p>1162872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1" calcext:value-type="float">
            <text:p>1</text:p>
          </table:table-cell>
          <table:table-cell table:formula="of:=AVERAGE([.B2:.B5])" office:value-type="float" office:value="107.44803025" calcext:value-type="float">
            <text:p>107.44803025</text:p>
          </table:table-cell>
          <table:table-cell table:formula="of:=AVERAGE([.B24:.B27])" office:value-type="float" office:value="109.7685225" calcext:value-type="float">
            <text:p>109.7685225</text:p>
          </table:table-cell>
          <table:table-cell table:formula="of:= AVERAGE([.C2:.C5])" office:value-type="float" office:value="1283986" calcext:value-type="float">
            <text:p>1283986</text:p>
          </table:table-cell>
          <table:table-cell table:formula="of:=AVERAGE([.C24:.C27])" office:value-type="float" office:value="1283986" calcext:value-type="float">
            <text:p>1283986</text:p>
          </table:table-cell>
          <table:table-cell table:formula="of:=AVERAGE([.D2:.D5])" office:value-type="float" office:value="136" calcext:value-type="float">
            <text:p>136</text:p>
          </table:table-cell>
          <table:table-cell table:formula="of:=AVERAGE([.D24:.D27])" office:value-type="float" office:value="136" calcext:value-type="float">
            <text:p>136</text:p>
          </table:table-cell>
        </table:table-row>
        <table:table-row table:style-name="ro1">
          <table:table-cell/>
          <table:table-cell office:value-type="float" office:value="138.620292" calcext:value-type="float">
            <text:p>138.620292</text:p>
          </table:table-cell>
          <table:table-cell office:value-type="float" office:value="1656334" calcext:value-type="float">
            <text:p>1656334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2" calcext:value-type="float">
            <text:p>2</text:p>
          </table:table-cell>
          <table:table-cell table:formula="of:=AVERAGE([.B6:.B9])" office:value-type="float" office:value="12.32405075" calcext:value-type="float">
            <text:p>12.32405075</text:p>
          </table:table-cell>
          <table:table-cell table:formula="of:=AVERAGE([.B28:.B31])" office:value-type="float" office:value="17.13374975" calcext:value-type="float">
            <text:p>17.13374975</text:p>
          </table:table-cell>
          <table:table-cell table:formula="of:=AVERAGE([.C6:.C9])" office:value-type="float" office:value="24047.5" calcext:value-type="float">
            <text:p>24047.5</text:p>
          </table:table-cell>
          <table:table-cell table:formula="of:=AVERAGE([.C28:.C31])" office:value-type="float" office:value="72500" calcext:value-type="float">
            <text:p>72500</text:p>
          </table:table-cell>
          <table:table-cell table:formula="of:=AVERAGE([.D6:.D9])" office:value-type="float" office:value="208.5" calcext:value-type="float">
            <text:p>208.5</text:p>
          </table:table-cell>
          <table:table-cell table:formula="of:=AVERAGE([.D28:.D31])" office:value-type="float" office:value="182" calcext:value-type="float">
            <text:p>182</text:p>
          </table:table-cell>
        </table:table-row>
        <table:table-row table:style-name="ro1">
          <table:table-cell/>
          <table:table-cell office:value-type="float" office:value="1.871598" calcext:value-type="float">
            <text:p>1.871598</text:p>
          </table:table-cell>
          <table:table-cell office:value-type="float" office:value="24887" calcext:value-type="float">
            <text:p>24887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4" calcext:value-type="float">
            <text:p>4</text:p>
          </table:table-cell>
          <table:table-cell table:formula="of:= AVERAGE([.B10:.B13])" office:value-type="float" office:value="7.834199" calcext:value-type="float">
            <text:p>7.834199</text:p>
          </table:table-cell>
          <table:table-cell table:formula="of:=AVERAGE([.B32:.B35])" office:value-type="float" office:value="3.51715575" calcext:value-type="float">
            <text:p>3.51715575</text:p>
          </table:table-cell>
          <table:table-cell table:formula="of:= AVERAGE([.C10:.C13])" office:value-type="float" office:value="1905" calcext:value-type="float">
            <text:p>1905</text:p>
          </table:table-cell>
          <table:table-cell table:formula="of:=AVERAGE([.C32:.C35])" office:value-type="float" office:value="8750" calcext:value-type="float">
            <text:p>8750</text:p>
          </table:table-cell>
          <table:table-cell table:formula="of:= AVERAGE([.D10:.D13])" office:value-type="float" office:value="212.5" calcext:value-type="float">
            <text:p>212.5</text:p>
          </table:table-cell>
          <table:table-cell table:formula="of:=AVERAGE([.D32:.D35]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526762" calcext:value-type="float">
            <text:p>4.526762</text:p>
          </table:table-cell>
          <table:table-cell office:value-type="float" office:value="9340" calcext:value-type="float">
            <text:p>9340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.B14:.B17])" office:value-type="float" office:value="4.22041825" calcext:value-type="float">
            <text:p>4.22041825</text:p>
          </table:table-cell>
          <table:table-cell table:formula="of:=AVERAGE([.B36:.B39])" office:value-type="float" office:value="5.58791775" calcext:value-type="float">
            <text:p>5.58791775</text:p>
          </table:table-cell>
          <table:table-cell table:formula="of:=AVERAGE([.C14:.C17])" office:value-type="float" office:value="812.5" calcext:value-type="float">
            <text:p>812.5</text:p>
          </table:table-cell>
          <table:table-cell table:formula="of:=AVERAGE([.C36:.C39])" office:value-type="float" office:value="7250" calcext:value-type="float">
            <text:p>7250</text:p>
          </table:table-cell>
          <table:table-cell table:formula="of:=AVERAGE([.D14:.D17])" office:value-type="float" office:value="221.5" calcext:value-type="float">
            <text:p>221.5</text:p>
          </table:table-cell>
          <table:table-cell table:formula="of:=AVERAGE([.D36:.D39])" office:value-type="float" office:value="209.5" calcext:value-type="float">
            <text:p>209.5</text:p>
          </table:table-cell>
        </table:table-row>
        <table:table-row table:style-name="ro1">
          <table:table-cell/>
          <table:table-cell office:value-type="float" office:value="37.348053" calcext:value-type="float">
            <text:p>37.348053</text:p>
          </table:table-cell>
          <table:table-cell office:value-type="float" office:value="71320" calcext:value-type="float">
            <text:p>71320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6" calcext:value-type="float">
            <text:p>16</text:p>
          </table:table-cell>
          <table:table-cell table:formula="of:=AVERAGE([.B18:.B21])" office:value-type="float" office:value="68.06870325" calcext:value-type="float">
            <text:p>68.06870325</text:p>
          </table:table-cell>
          <table:table-cell table:formula="of:=AVERAGE([.B40:.B43])" office:value-type="float" office:value="9.054086" calcext:value-type="float">
            <text:p>9.054086</text:p>
          </table:table-cell>
          <table:table-cell table:formula="of:=AVERAGE([.C18:.C21])" office:value-type="float" office:value="5705" calcext:value-type="float">
            <text:p>5705</text:p>
          </table:table-cell>
          <table:table-cell table:formula="of:=AVERAGE([.C40:.C43])" office:value-type="float" office:value="4500" calcext:value-type="float">
            <text:p>4500</text:p>
          </table:table-cell>
          <table:table-cell table:formula="of:=AVERAGE([.D18:.D21])" office:value-type="float" office:value="201" calcext:value-type="float">
            <text:p>201</text:p>
          </table:table-cell>
          <table:table-cell table:formula="of:=AVERAGE([.D40:.D43])" office:value-type="float" office:value="210.5" calcext:value-type="float">
            <text:p>210.5</text:p>
          </table:table-cell>
        </table:table-row>
        <table:table-row table:style-name="ro1">
          <table:table-cell/>
          <table:table-cell office:value-type="float" office:value="3.313185" calcext:value-type="float">
            <text:p>3.313185</text:p>
          </table:table-cell>
          <table:table-cell office:value-type="float" office:value="6990" calcext:value-type="float">
            <text:p>6990</text:p>
          </table:table-cell>
          <table:table-cell office:value-type="float" office:value="196" calcext:value-type="float">
            <text:p>1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4.108203" calcext:value-type="float">
            <text:p>4.108203</text:p>
          </table:table-cell>
          <table:table-cell office:value-type="float" office:value="8540" calcext:value-type="float">
            <text:p>8540</text:p>
          </table:table-cell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.09542" calcext:value-type="float">
            <text:p>8.09542</text:p>
          </table:table-cell>
          <table:table-cell office:value-type="float" office:value="2340" calcext:value-type="float">
            <text:p>2340</text:p>
          </table:table-cell>
          <table:table-cell office:value-type="float" office:value="196" calcext:value-type="float">
            <text:p>1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4.161049" calcext:value-type="float">
            <text:p>4.161049</text:p>
          </table:table-cell>
          <table:table-cell office:value-type="float" office:value="1340" calcext:value-type="float">
            <text:p>1340</text:p>
          </table:table-cell>
          <table:table-cell office:value-type="float" office:value="212" calcext:value-type="float">
            <text:p>2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.645004" calcext:value-type="float">
            <text:p>1.645004</text:p>
          </table:table-cell>
          <table:table-cell office:value-type="float" office:value="1310" calcext:value-type="float">
            <text:p>1310</text:p>
          </table:table-cell>
          <table:table-cell office:value-type="float" office:value="182" calcext:value-type="float">
            <text:p>18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.435323" calcext:value-type="float">
            <text:p>17.435323</text:p>
          </table:table-cell>
          <table:table-cell office:value-type="float" office:value="2630" calcext:value-type="float">
            <text:p>2630</text:p>
          </table:table-cell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895965" calcext:value-type="float">
            <text:p>3.895965</text:p>
          </table:table-cell>
          <table:table-cell office:value-type="float" office:value="910" calcext:value-type="float">
            <text:p>910</text:p>
          </table:table-cell>
          <table:table-cell office:value-type="float" office:value="200" calcext:value-type="float">
            <text:p>2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3.081427" calcext:value-type="float">
            <text:p>3.081427</text:p>
          </table:table-cell>
          <table:table-cell office:value-type="float" office:value="730" calcext:value-type="float">
            <text:p>730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/>
          <table:table-cell office:value-type="float" office:value="6.09528" calcext:value-type="float">
            <text:p>6.09528</text:p>
          </table:table-cell>
          <table:table-cell office:value-type="float" office:value="930" calcext:value-type="float">
            <text:p>930</text:p>
          </table:table-cell>
          <table:table-cell office:value-type="float" office:value="182" calcext:value-type="float">
            <text:p>18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.809001" calcext:value-type="float">
            <text:p>3.809001</text:p>
          </table:table-cell>
          <table:table-cell office:value-type="float" office:value="680" calcext:value-type="float">
            <text:p>680</text:p>
          </table:table-cell>
          <table:table-cell office:value-type="float" office:value="284" calcext:value-type="float">
            <text:p>284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1.948139" calcext:value-type="float">
            <text:p>81.948139</text:p>
          </table:table-cell>
          <table:table-cell office:value-type="float" office:value="6780" calcext:value-type="float">
            <text:p>6780</text:p>
          </table:table-cell>
          <table:table-cell office:value-type="float" office:value="180" calcext:value-type="float">
            <text:p>180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.335971" calcext:value-type="float">
            <text:p>50.335971</text:p>
          </table:table-cell>
          <table:table-cell office:value-type="float" office:value="4260" calcext:value-type="float">
            <text:p>4260</text:p>
          </table:table-cell>
          <table:table-cell office:value-type="float" office:value="206" calcext:value-type="float">
            <text:p>2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.657232" calcext:value-type="float">
            <text:p>25.657232</text:p>
          </table:table-cell>
          <table:table-cell office:value-type="float" office:value="2280" calcext:value-type="float">
            <text:p>2280</text:p>
          </table:table-cell>
          <table:table-cell office:value-type="float" office:value="174" calcext:value-type="float">
            <text:p>17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4.333471" calcext:value-type="float">
            <text:p>114.333471</text:p>
          </table:table-cell>
          <table:table-cell office:value-type="float" office:value="9500" calcext:value-type="float">
            <text:p>9500</text:p>
          </table:table-cell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ata for communication done every 1000 iterations</text:p>
          </table:table-cell>
          <table:table-cell office:value-type="string" calcext:value-type="string">
            <text:p>Run time</text:p>
          </table:table-cell>
          <table:table-cell office:value-type="string" calcext:value-type="string">
            <text:p>Expanded states</text:p>
          </table:table-cell>
          <table:table-cell office:value-type="string" calcext:value-type="string">
            <text:p>Solution length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8.977865" calcext:value-type="float">
            <text:p>198.977865</text:p>
          </table:table-cell>
          <table:table-cell office:value-type="float" office:value="2291851" calcext:value-type="float">
            <text:p>2291851</text:p>
          </table:table-cell>
          <table:table-cell office:value-type="float" office:value="126" calcext:value-type="float">
            <text:p>12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6.463831" calcext:value-type="float">
            <text:p>96.463831</text:p>
          </table:table-cell>
          <table:table-cell office:value-type="float" office:value="1162872" calcext:value-type="float">
            <text:p>1162872</text:p>
          </table:table-cell>
          <table:table-cell office:value-type="float" office:value="132" calcext:value-type="float">
            <text:p>13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1.815237" calcext:value-type="float">
            <text:p>141.815237</text:p>
          </table:table-cell>
          <table:table-cell office:value-type="float" office:value="1656334" calcext:value-type="float">
            <text:p>1656334</text:p>
          </table:table-cell>
          <table:table-cell office:value-type="float" office:value="134" calcext:value-type="float">
            <text:p>13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.817157" calcext:value-type="float">
            <text:p>1.817157</text:p>
          </table:table-cell>
          <table:table-cell office:value-type="float" office:value="24887" calcext:value-type="float">
            <text:p>24887</text:p>
          </table:table-cell>
          <table:table-cell office:value-type="float" office:value="152" calcext:value-type="float">
            <text:p>15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06284" calcext:value-type="float">
            <text:p>5.06284</text:p>
          </table:table-cell>
          <table:table-cell office:value-type="float" office:value="22000" calcext:value-type="float">
            <text:p>22000</text:p>
          </table:table-cell>
          <table:table-cell office:value-type="float" office:value="200" calcext:value-type="float">
            <text:p>2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57.174806" calcext:value-type="float">
            <text:p>57.174806</text:p>
          </table:table-cell>
          <table:table-cell office:value-type="float" office:value="240000" calcext:value-type="float">
            <text:p>240000</text:p>
          </table:table-cell>
          <table:table-cell office:value-type="float" office:value="168" calcext:value-type="float">
            <text:p>16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.34416" calcext:value-type="float">
            <text:p>3.34416</text:p>
          </table:table-cell>
          <table:table-cell office:value-type="float" office:value="14000" calcext:value-type="float">
            <text:p>14000</text:p>
          </table:table-cell>
          <table:table-cell office:value-type="float" office:value="192" calcext:value-type="float">
            <text:p>1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.953193" calcext:value-type="float">
            <text:p>2.953193</text:p>
          </table:table-cell>
          <table:table-cell office:value-type="float" office:value="14000" calcext:value-type="float">
            <text:p>14000</text:p>
          </table:table-cell>
          <table:table-cell office:value-type="float" office:value="168" calcext:value-type="float">
            <text:p>168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72261" calcext:value-type="float">
            <text:p>3.72261</text:p>
          </table:table-cell>
          <table:table-cell office:value-type="float" office:value="10000" calcext:value-type="float">
            <text:p>10000</text:p>
          </table:table-cell>
          <table:table-cell office:value-type="float" office:value="180" calcext:value-type="float">
            <text:p>180</text:p>
          </table:table-cell>
          <table:table-cell table:number-columns-repeated="8"/>
        </table:table-row>
        <table:table-row table:style-name="ro1">
          <table:table-cell/>
          <table:table-cell office:value-type="float" office:value="2.854149" calcext:value-type="float">
            <text:p>2.854149</text:p>
          </table:table-cell>
          <table:table-cell office:value-type="float" office:value="6000" calcext:value-type="float">
            <text:p>6000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.827775" calcext:value-type="float">
            <text:p>1.827775</text:p>
          </table:table-cell>
          <table:table-cell office:value-type="float" office:value="5000" calcext:value-type="float">
            <text:p>5000</text:p>
          </table:table-cell>
          <table:table-cell office:value-type="float" office:value="184" calcext:value-type="float">
            <text:p>18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.664089" calcext:value-type="float">
            <text:p>5.664089</text:p>
          </table:table-cell>
          <table:table-cell office:value-type="float" office:value="14000" calcext:value-type="float">
            <text:p>14000</text:p>
          </table:table-cell>
          <table:table-cell office:value-type="float" office:value="204" calcext:value-type="float">
            <text:p>204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003651" calcext:value-type="float">
            <text:p>8.003651</text:p>
          </table:table-cell>
          <table:table-cell office:value-type="float" office:value="11000" calcext:value-type="float">
            <text:p>11000</text:p>
          </table:table-cell>
          <table:table-cell office:value-type="float" office:value="180" calcext:value-type="float">
            <text:p>180</text:p>
          </table:table-cell>
          <table:table-cell table:number-columns-repeated="8"/>
        </table:table-row>
        <table:table-row table:style-name="ro1">
          <table:table-cell/>
          <table:table-cell office:value-type="float" office:value="2.559008" calcext:value-type="float">
            <text:p>2.559008</text:p>
          </table:table-cell>
          <table:table-cell office:value-type="float" office:value="3000" calcext:value-type="float">
            <text:p>3000</text:p>
          </table:table-cell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.259522" calcext:value-type="float">
            <text:p>4.259522</text:p>
          </table:table-cell>
          <table:table-cell office:value-type="float" office:value="5000" calcext:value-type="float">
            <text:p>5000</text:p>
          </table:table-cell>
          <table:table-cell office:value-type="float" office:value="182" calcext:value-type="float">
            <text:p>18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.52949" calcext:value-type="float">
            <text:p>7.52949</text:p>
          </table:table-cell>
          <table:table-cell office:value-type="float" office:value="10000" calcext:value-type="float">
            <text:p>10000</text:p>
          </table:table-cell>
          <table:table-cell office:value-type="float" office:value="244" calcext:value-type="float">
            <text:p>244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.085018" calcext:value-type="float">
            <text:p>13.085018</text:p>
          </table:table-cell>
          <table:table-cell office:value-type="float" office:value="7000" calcext:value-type="float">
            <text:p>7000</text:p>
          </table:table-cell>
          <table:table-cell office:value-type="float" office:value="180" calcext:value-type="float">
            <text:p>180</text:p>
          </table:table-cell>
          <table:table-cell table:number-columns-repeated="8"/>
        </table:table-row>
        <table:table-row table:style-name="ro1">
          <table:table-cell/>
          <table:table-cell office:value-type="float" office:value="6.048815" calcext:value-type="float">
            <text:p>6.048815</text:p>
          </table:table-cell>
          <table:table-cell office:value-type="float" office:value="3000" calcext:value-type="float">
            <text:p>3000</text:p>
          </table:table-cell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.607156" calcext:value-type="float">
            <text:p>10.607156</text:p>
          </table:table-cell>
          <table:table-cell office:value-type="float" office:value="5000" calcext:value-type="float">
            <text:p>5000</text:p>
          </table:table-cell>
          <table:table-cell office:value-type="float" office:value="182" calcext:value-type="float">
            <text:p>18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.475355" calcext:value-type="float">
            <text:p>6.475355</text:p>
          </table:table-cell>
          <table:table-cell office:value-type="float" office:value="3000" calcext:value-type="float">
            <text:p>3000</text:p>
          </table:table-cell>
          <table:table-cell office:value-type="float" office:value="248" calcext:value-type="float">
            <text:p>248</text:p>
          </table:table-cell>
          <table:table-cell table:number-columns-repeated="8"/>
        </table:table-row>
      </table:table>
      <table:table table:name="Num Iterations" table:style-name="ta1">
        <table:shapes>
          <draw:frame draw:z-index="0" draw:style-name="gr1" draw:text-style-name="P1" svg:width="5.0303in" svg:height="3.5461in" svg:x="5.6453in" svg:y="3.3496in">
            <draw:object draw:notify-on-update-of-ranges="'Num Iterations'.F2:'Num Iterations'.F2 'Num Iterations'.F3:'Num Iterations'.F11 'Num Iterations'.G2:'Num Iterations'.G2 'Num Iterations'.G3:'Num Iterations'.G1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5.0122in" svg:height="3.5465in" svg:x="10.676in" svg:y="3.4996in">
            <draw:object draw:notify-on-update-of-ranges="'Num Iterations'.F2:'Num Iterations'.F2 'Num Iterations'.F3:'Num Iterations'.F11 'Num Iterations'.H2:'Num Iterations'.H2 'Num Iterations'.H3:'Num Iterations'.H11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5.0531in" svg:height="3.5429in" svg:x="15.9583in" svg:y="3.5098in">
            <draw:object draw:notify-on-update-of-ranges="'Num Iterations'.F2:'Num Iterations'.F2 'Num Iterations'.F3:'Num Iterations'.F11 'Num Iterations'.I2:'Num Iterations'.I2 'Num Iterations'.I3:'Num Iterations'.I11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Data for 4 cores across 2 machines</text:p>
          </table:table-cell>
          <table:table-cell office:value-type="string" calcext:value-type="string">
            <text:p>Run time</text:p>
          </table:table-cell>
          <table:table-cell office:value-type="string" calcext:value-type="string">
            <text:p>Expanded states</text:p>
          </table:table-cell>
          <table:table-cell office:value-type="string" calcext:value-type="string">
            <text:p>Solution length</text:p>
          </table:table-cell>
          <table:table-cell/>
          <table:table-cell office:value-type="string" calcext:value-type="string">
            <text:p>Number of iterations between sync-ups</text:p>
          </table:table-cell>
          <table:table-cell office:value-type="string" calcext:value-type="string">
            <text:p>Run time</text:p>
          </table:table-cell>
          <table:table-cell office:value-type="string" calcext:value-type="string">
            <text:p>Expanded states</text:p>
          </table:table-cell>
          <table:table-cell office:value-type="string" calcext:value-type="string">
            <text:p>Solution length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3.196403" calcext:value-type="float">
            <text:p>23.196403</text:p>
          </table:table-cell>
          <table:table-cell office:value-type="float" office:value="9750" calcext:value-type="float">
            <text:p>975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Number of iterations between sync-ups</text:p>
          </table:table-cell>
          <table:table-cell office:value-type="string" calcext:value-type="string">
            <text:p>Run time</text:p>
          </table:table-cell>
          <table:table-cell office:value-type="string" calcext:value-type="string">
            <text:p>Expanded states</text:p>
          </table:table-cell>
          <table:table-cell office:value-type="string" calcext:value-type="string">
            <text:p>Solution length</text:p>
          </table:table-cell>
        </table:table-row>
        <table:table-row table:style-name="ro1">
          <table:table-cell/>
          <table:table-cell office:value-type="float" office:value="9.049688" calcext:value-type="float">
            <text:p>9.049688</text:p>
          </table:table-cell>
          <table:table-cell office:value-type="float" office:value="3750" calcext:value-type="float">
            <text:p>3750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AVERAGE([.B2:.B5])" office:value-type="float" office:value="21.08144825" calcext:value-type="float">
            <text:p>21.08144825</text:p>
          </table:table-cell>
          <table:table-cell table:formula="of:= AVERAGE([.C2:.C5])" office:value-type="float" office:value="8825" calcext:value-type="float">
            <text:p>8825</text:p>
          </table:table-cell>
          <table:table-cell table:formula="of:=AVERAGE([.D2:.D5])" office:value-type="float" office:value="189" calcext:value-type="float">
            <text:p>189</text:p>
          </table:table-cell>
        </table:table-row>
        <table:table-row table:style-name="ro1">
          <table:table-cell/>
          <table:table-cell office:value-type="float" office:value="20.356609" calcext:value-type="float">
            <text:p>20.356609</text:p>
          </table:table-cell>
          <table:table-cell office:value-type="float" office:value="8550" calcext:value-type="float">
            <text:p>8550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AVERAGE([.B6:.B9])" office:value-type="float" office:value="12.43513025" calcext:value-type="float">
            <text:p>12.43513025</text:p>
          </table:table-cell>
          <table:table-cell table:formula="of:=AVERAGE([.C6:.C9])" office:value-type="float" office:value="8925" calcext:value-type="float">
            <text:p>8925</text:p>
          </table:table-cell>
          <table:table-cell table:formula="of:=AVERAGE([.D6:.D9])" office:value-type="float" office:value="189" calcext:value-type="float">
            <text:p>189</text:p>
          </table:table-cell>
        </table:table-row>
        <table:table-row table:style-name="ro1">
          <table:table-cell/>
          <table:table-cell office:value-type="float" office:value="31.723093" calcext:value-type="float">
            <text:p>31.723093</text:p>
          </table:table-cell>
          <table:table-cell office:value-type="float" office:value="13250" calcext:value-type="float">
            <text:p>13250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 AVERAGE([.B10:.B13])" office:value-type="float" office:value="6.54487175" calcext:value-type="float">
            <text:p>6.54487175</text:p>
          </table:table-cell>
          <table:table-cell table:formula="of:= AVERAGE([.C10:.C13])" office:value-type="float" office:value="7200" calcext:value-type="float">
            <text:p>7200</text:p>
          </table:table-cell>
          <table:table-cell table:formula="of:= AVERAGE([.D10:.D13])" office:value-type="float" office:value="188.5" calcext:value-type="float">
            <text:p>188.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.494395" calcext:value-type="float">
            <text:p>12.494395</text:p>
          </table:table-cell>
          <table:table-cell office:value-type="float" office:value="9000" calcext:value-type="float">
            <text:p>900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400" calcext:value-type="float">
            <text:p>400</text:p>
          </table:table-cell>
          <table:table-cell table:formula="of:=AVERAGE([.B14:.B17])" office:value-type="float" office:value="5.65750225" calcext:value-type="float">
            <text:p>5.65750225</text:p>
          </table:table-cell>
          <table:table-cell table:formula="of:=AVERAGE([.C14:.C17])" office:value-type="float" office:value="11100" calcext:value-type="float">
            <text:p>11100</text:p>
          </table:table-cell>
          <table:table-cell table:formula="of:=AVERAGE([.D14:.D17])" office:value-type="float" office:value="215" calcext:value-type="float">
            <text:p>215</text:p>
          </table:table-cell>
        </table:table-row>
        <table:table-row table:style-name="ro1">
          <table:table-cell/>
          <table:table-cell office:value-type="float" office:value="5.58827" calcext:value-type="float">
            <text:p>5.58827</text:p>
          </table:table-cell>
          <table:table-cell office:value-type="float" office:value="3900" calcext:value-type="float">
            <text:p>3900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800" calcext:value-type="float">
            <text:p>800</text:p>
          </table:table-cell>
          <table:table-cell table:formula="of:=AVERAGE([.B18:.B21])" office:value-type="float" office:value="7.260871" calcext:value-type="float">
            <text:p>7.260871</text:p>
          </table:table-cell>
          <table:table-cell table:formula="of:=AVERAGE([.C18:.C21])" office:value-type="float" office:value="14200" calcext:value-type="float">
            <text:p>14200</text:p>
          </table:table-cell>
          <table:table-cell table:formula="of:=AVERAGE([.D18:.D21])" office:value-type="float" office:value="185" calcext:value-type="float">
            <text:p>185</text:p>
          </table:table-cell>
        </table:table-row>
        <table:table-row table:style-name="ro1">
          <table:table-cell/>
          <table:table-cell office:value-type="float" office:value="13.539596" calcext:value-type="float">
            <text:p>13.539596</text:p>
          </table:table-cell>
          <table:table-cell office:value-type="float" office:value="9800" calcext:value-type="float">
            <text:p>9800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float" office:value="1600" calcext:value-type="float">
            <text:p>1600</text:p>
          </table:table-cell>
          <table:table-cell table:formula="of:=AVERAGE([.B22:.B25])" office:value-type="float" office:value="4.8650785" calcext:value-type="float">
            <text:p>4.8650785</text:p>
          </table:table-cell>
          <table:table-cell table:formula="of:=AVERAGE([.C22:.C25])" office:value-type="float" office:value="9600" calcext:value-type="float">
            <text:p>9600</text:p>
          </table:table-cell>
          <table:table-cell table:formula="of:=AVERAGE([.D22:.D25])" office:value-type="float" office:value="198.5" calcext:value-type="float">
            <text:p>198.5</text:p>
          </table:table-cell>
        </table:table-row>
        <table:table-row table:style-name="ro1">
          <table:table-cell/>
          <table:table-cell office:value-type="float" office:value="18.11826" calcext:value-type="float">
            <text:p>18.11826</text:p>
          </table:table-cell>
          <table:table-cell office:value-type="float" office:value="13000" calcext:value-type="float">
            <text:p>13000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3200" calcext:value-type="float">
            <text:p>3200</text:p>
          </table:table-cell>
          <table:table-cell table:formula="of:=AVERAGE([.B26:.B29])" office:value-type="float" office:value="5.98491875" calcext:value-type="float">
            <text:p>5.98491875</text:p>
          </table:table-cell>
          <table:table-cell table:formula="of:=AVERAGE([.C26:.C29])" office:value-type="float" office:value="12000" calcext:value-type="float">
            <text:p>12000</text:p>
          </table:table-cell>
          <table:table-cell table:formula="of:=AVERAGE([.D26:.D29])" office:value-type="float" office:value="211.5" calcext:value-type="float">
            <text:p>211.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.080754" calcext:value-type="float">
            <text:p>8.080754</text:p>
          </table:table-cell>
          <table:table-cell office:value-type="float" office:value="9000" calcext:value-type="float">
            <text:p>900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AVERAGE([.B30:.B33])" office:value-type="float" office:value="6.10921475" calcext:value-type="float">
            <text:p>6.10921475</text:p>
          </table:table-cell>
          <table:table-cell table:formula="of:=AVERAGE([.C30:.C33])" office:value-type="float" office:value="12800" calcext:value-type="float">
            <text:p>12800</text:p>
          </table:table-cell>
          <table:table-cell table:formula="of:=AVERAGE([.D30:.D33])" office:value-type="float" office:value="214.5" calcext:value-type="float">
            <text:p>214.5</text:p>
          </table:table-cell>
        </table:table-row>
        <table:table-row table:style-name="ro1">
          <table:table-cell/>
          <table:table-cell office:value-type="float" office:value="3.532902" calcext:value-type="float">
            <text:p>3.532902</text:p>
          </table:table-cell>
          <table:table-cell office:value-type="float" office:value="3800" calcext:value-type="float">
            <text:p>3800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string" calcext:value-type="string">
            <text:p>12800*</text:p>
          </table:table-cell>
          <table:table-cell table:formula="of:=AVERAGE([.B34:.B35])" office:value-type="float" office:value="8.322897" calcext:value-type="float">
            <text:p>8.322897</text:p>
          </table:table-cell>
          <table:table-cell table:formula="of:=AVERAGE([.C34:.C35])" office:value-type="float" office:value="18843.5" calcext:value-type="float">
            <text:p>18843.5</text:p>
          </table:table-cell>
          <table:table-cell table:formula="of:=AVERAGE([.D34:.D35])" office:value-type="float" office:value="218" calcext:value-type="float">
            <text:p>218</text:p>
          </table:table-cell>
        </table:table-row>
        <table:table-row table:style-name="ro1">
          <table:table-cell/>
          <table:table-cell office:value-type="float" office:value="2.695568" calcext:value-type="float">
            <text:p>2.695568</text:p>
          </table:table-cell>
          <table:table-cell office:value-type="float" office:value="2800" calcext:value-type="float">
            <text:p>2800</text:p>
          </table:table-cell>
          <table:table-cell office:value-type="float" office:value="186" calcext:value-type="float">
            <text:p>18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.870263" calcext:value-type="float">
            <text:p>11.870263</text:p>
          </table:table-cell>
          <table:table-cell office:value-type="float" office:value="13200" calcext:value-type="float">
            <text:p>13200</text:p>
          </table:table-cell>
          <table:table-cell office:value-type="float" office:value="168" calcext:value-type="float">
            <text:p>168</text:p>
          </table:table-cell>
          <table:table-cell table:number-columns-repeated="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.794942" calcext:value-type="float">
            <text:p>4.794942</text:p>
          </table:table-cell>
          <table:table-cell office:value-type="float" office:value="9600" calcext:value-type="float">
            <text:p>9600</text:p>
          </table:table-cell>
          <table:table-cell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.855685" calcext:value-type="float">
            <text:p>13.855685</text:p>
          </table:table-cell>
          <table:table-cell office:value-type="float" office:value="28000" calcext:value-type="float">
            <text:p>28000</text:p>
          </table:table-cell>
          <table:table-cell office:value-type="float" office:value="190" calcext:value-type="float">
            <text:p>19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.228958" calcext:value-type="float">
            <text:p>2.228958</text:p>
          </table:table-cell>
          <table:table-cell office:value-type="float" office:value="4000" calcext:value-type="float">
            <text:p>4000</text:p>
          </table:table-cell>
          <table:table-cell office:value-type="float" office:value="212" calcext:value-type="float">
            <text:p>21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.750424" calcext:value-type="float">
            <text:p>1.750424</text:p>
          </table:table-cell>
          <table:table-cell office:value-type="float" office:value="2800" calcext:value-type="float">
            <text:p>2800</text:p>
          </table:table-cell>
          <table:table-cell office:value-type="float" office:value="278" calcext:value-type="float">
            <text:p>278</text:p>
          </table:table-cell>
          <table:table-cell table:number-columns-repeated="5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.457218" calcext:value-type="float">
            <text:p>5.457218</text:p>
          </table:table-cell>
          <table:table-cell office:value-type="float" office:value="10400" calcext:value-type="float">
            <text:p>10400</text:p>
          </table:table-cell>
          <table:table-cell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.306669" calcext:value-type="float">
            <text:p>14.306669</text:p>
          </table:table-cell>
          <table:table-cell office:value-type="float" office:value="28800" calcext:value-type="float">
            <text:p>28800</text:p>
          </table:table-cell>
          <table:table-cell office:value-type="float" office:value="198" calcext:value-type="float">
            <text:p>19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.229345" calcext:value-type="float">
            <text:p>2.229345</text:p>
          </table:table-cell>
          <table:table-cell office:value-type="float" office:value="4000" calcext:value-type="float">
            <text:p>4000</text:p>
          </table:table-cell>
          <table:table-cell office:value-type="float" office:value="194" calcext:value-type="float">
            <text:p>194</text:p>
          </table:table-cell>
          <table:table-cell table:number-columns-repeated="5"/>
        </table:table-row>
        <table:table-row table:style-name="ro1">
          <table:table-cell/>
          <table:table-cell office:value-type="float" office:value="7.050252" calcext:value-type="float">
            <text:p>7.050252</text:p>
          </table:table-cell>
          <table:table-cell office:value-type="float" office:value="13600" calcext:value-type="float">
            <text:p>13600</text:p>
          </table:table-cell>
          <table:table-cell office:value-type="float" office:value="168" calcext:value-type="float">
            <text:p>168</text:p>
          </table:table-cell>
          <table:table-cell table:number-columns-repeated="5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5.570062" calcext:value-type="float">
            <text:p>5.570062</text:p>
          </table:table-cell>
          <table:table-cell office:value-type="float" office:value="11200" calcext:value-type="float">
            <text:p>11200</text:p>
          </table:table-cell>
          <table:table-cell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/>
          <table:table-cell office:value-type="float" office:value="4.094037" calcext:value-type="float">
            <text:p>4.094037</text:p>
          </table:table-cell>
          <table:table-cell office:value-type="float" office:value="8000" calcext:value-type="float">
            <text:p>8000</text:p>
          </table:table-cell>
          <table:table-cell office:value-type="float" office:value="214" calcext:value-type="float">
            <text:p>21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.503288" calcext:value-type="float">
            <text:p>2.503288</text:p>
          </table:table-cell>
          <table:table-cell office:value-type="float" office:value="4800" calcext:value-type="float">
            <text:p>4800</text:p>
          </table:table-cell>
          <table:table-cell office:value-type="float" office:value="232" calcext:value-type="float">
            <text:p>232</text:p>
          </table:table-cell>
          <table:table-cell table:number-columns-repeated="5"/>
        </table:table-row>
        <table:table-row table:style-name="ro1">
          <table:table-cell/>
          <table:table-cell office:value-type="float" office:value="7.292927" calcext:value-type="float">
            <text:p>7.292927</text:p>
          </table:table-cell>
          <table:table-cell office:value-type="float" office:value="14400" calcext:value-type="float">
            <text:p>14400</text:p>
          </table:table-cell>
          <table:table-cell office:value-type="float" office:value="168" calcext:value-type="float">
            <text:p>168</text:p>
          </table:table-cell>
          <table:table-cell table:number-columns-repeated="5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.678634" calcext:value-type="float">
            <text:p>1.678634</text:p>
          </table:table-cell>
          <table:table-cell office:value-type="float" office:value="3200" calcext:value-type="float">
            <text:p>3200</text:p>
          </table:table-cell>
          <table:table-cell office:value-type="float" office:value="284" calcext:value-type="float">
            <text:p>284</text:p>
          </table:table-cell>
          <table:table-cell table:number-columns-repeated="5"/>
        </table:table-row>
        <table:table-row table:style-name="ro1">
          <table:table-cell/>
          <table:table-cell office:value-type="float" office:value="7.823279" calcext:value-type="float">
            <text:p>7.823279</text:p>
          </table:table-cell>
          <table:table-cell office:value-type="float" office:value="16000" calcext:value-type="float">
            <text:p>16000</text:p>
          </table:table-cell>
          <table:table-cell office:value-type="float" office:value="214" calcext:value-type="float">
            <text:p>214</text:p>
          </table:table-cell>
          <table:table-cell table:number-columns-repeated="5"/>
        </table:table-row>
        <table:table-row table:style-name="ro1">
          <table:table-cell/>
          <table:table-cell office:value-type="float" office:value="6.236419" calcext:value-type="float">
            <text:p>6.236419</text:p>
          </table:table-cell>
          <table:table-cell office:value-type="float" office:value="12800" calcext:value-type="float">
            <text:p>12800</text:p>
          </table:table-cell>
          <table:table-cell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/>
          <table:table-cell office:value-type="float" office:value="8.201343" calcext:value-type="float">
            <text:p>8.201343</text:p>
          </table:table-cell>
          <table:table-cell office:value-type="float" office:value="16000" calcext:value-type="float">
            <text:p>16000</text:p>
          </table:table-cell>
          <table:table-cell office:value-type="float" office:value="168" calcext:value-type="float">
            <text:p>168</text:p>
          </table:table-cell>
          <table:table-cell table:number-columns-repeated="5"/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2.958258" calcext:value-type="float">
            <text:p>2.958258</text:p>
          </table:table-cell>
          <table:table-cell office:value-type="float" office:value="6400" calcext:value-type="float">
            <text:p>6400</text:p>
          </table:table-cell>
          <table:table-cell office:value-type="float" office:value="284" calcext:value-type="float">
            <text:p>284</text:p>
          </table:table-cell>
          <table:table-cell table:number-columns-repeated="5"/>
        </table:table-row>
        <table:table-row table:style-name="ro1">
          <table:table-cell/>
          <table:table-cell office:value-type="float" office:value="6.274276" calcext:value-type="float">
            <text:p>6.274276</text:p>
          </table:table-cell>
          <table:table-cell office:value-type="float" office:value="12800" calcext:value-type="float">
            <text:p>12800</text:p>
          </table:table-cell>
          <table:table-cell office:value-type="float" office:value="244" calcext:value-type="float">
            <text:p>244</text:p>
          </table:table-cell>
          <table:table-cell table:number-columns-repeated="5"/>
        </table:table-row>
        <table:table-row table:style-name="ro1">
          <table:table-cell/>
          <table:table-cell office:value-type="float" office:value="6.183472" calcext:value-type="float">
            <text:p>6.183472</text:p>
          </table:table-cell>
          <table:table-cell office:value-type="float" office:value="12800" calcext:value-type="float">
            <text:p>12800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/>
          <table:table-cell office:value-type="float" office:value="9.020853" calcext:value-type="float">
            <text:p>9.020853</text:p>
          </table:table-cell>
          <table:table-cell office:value-type="float" office:value="19200" calcext:value-type="float">
            <text:p>19200</text:p>
          </table:table-cell>
          <table:table-cell office:value-type="float" office:value="166" calcext:value-type="float">
            <text:p>166</text:p>
          </table:table-cell>
          <table:table-cell table:number-columns-repeated="5"/>
        </table:table-row>
        <table:table-row table:style-name="ro1">
          <table:table-cell office:value-type="float" office:value="12800" calcext:value-type="float">
            <text:p>12800</text:p>
          </table:table-cell>
          <table:table-cell office:value-type="float" office:value="5.835851" calcext:value-type="float">
            <text:p>5.835851</text:p>
          </table:table-cell>
          <table:table-cell office:value-type="float" office:value="12800" calcext:value-type="float">
            <text:p>12800</text:p>
          </table:table-cell>
          <table:table-cell office:value-type="float" office:value="284" calcext:value-type="float">
            <text:p>28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.809943" calcext:value-type="float">
            <text:p>10.809943</text:p>
          </table:table-cell>
          <table:table-cell office:value-type="float" office:value="24887" calcext:value-type="float">
            <text:p>24887</text:p>
          </table:table-cell>
          <table:table-cell office:value-type="float" office:value="152" calcext:value-type="float">
            <text:p>152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10T16:39:26.041602000</dc:date>
    <meta:generator>LibreOffice/4.2.6.2$MacOSX_X86_64 LibreOffice_project/185f2ce4dcc34af9bd97dec29e6d42c39557298f</meta:generator>
    <meta:editing-duration>PT14H32M49S</meta:editing-duration>
    <meta:editing-cycles>5</meta:editing-cycles>
    <meta:document-statistic meta:table-count="5" meta:cell-count="769" meta:object-count="12"/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1.922cm" svg:y="0.315cm" chart:style-name="ch2">
          <text:p>Average running time (4 trials) for varying number of nodes</text:p>
        </chart:title>
        <chart:legend chart:legend-position="end" svg:x="9.968cm" svg:y="3.759cm" style:legend-expansion="high" chart:style-name="ch3"/>
        <chart:plot-area chart:style-name="ch4" table:cell-range-address="'Num Cores'.F2:'Num Cores'.H7" chart:data-source-has-labels="both" svg:x="1.316cm" svg:y="1.636cm" svg:width="8.012cm" svg:height="6.218cm">
          <chartooo:coordinate-region svg:x="2.351cm" svg:y="1.833cm" svg:width="6.78cm" svg:height="5.378cm"/>
          <chart:axis chart:dimension="x" chart:name="primary-x" chart:style-name="ch5" chartooo:axis-type="auto">
            <chartooo:date-scale/>
            <chart:title svg:x="2.267cm" svg:y="8.035cm" chart:style-name="ch6">
              <text:p>Number of nodes/heuristics (one machine)</text:p>
            </chart:title>
            <chart:categories table:cell-range-address="'Num Cores'.F3:'Num Cores'.F7"/>
          </chart:axis>
          <chart:axis chart:dimension="y" chart:name="primary-y" chart:style-name="ch7">
            <chart:title svg:x="0.451cm" svg:y="6.483cm" chart:style-name="ch8">
              <text:p>Running time (seconds)</text:p>
            </chart:title>
            <chart:grid chart:style-name="ch9" chart:class="major"/>
          </chart:axis>
          <chart:series chart:style-name="ch10" chart:values-cell-range-address="'Num Cores'.G3:'Num Cores'.G7" chart:label-cell-address="'Num Cores'.G2:'Num Cores'.G2" chart:class="chart:line">
            <chart:data-point chart:repeated="5"/>
          </chart:series>
          <chart:series chart:style-name="ch11" chart:values-cell-range-address="'Num Cores'.H3:'Num Cores'.H7" chart:label-cell-address="'Num Cores'.H2:'Num Cores'.H2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munication every 50ms</text:p>
                <draw:g>
                  <svg:desc>'Num Cores'.G2:'Num Cores'.G2</svg:desc>
                </draw:g>
              </table:table-cell>
              <table:table-cell office:value-type="string">
                <text:p>Communication every 1000 iterations</text:p>
                <draw:g>
                  <svg:desc>'Num Cores'.H2:'Num Cores'.H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Num Cores'.F3:'Num Cores'.F7</svg:desc>
                </draw:g>
              </table:table-cell>
              <table:table-cell office:value-type="float" office:value="107.44803025">
                <text:p>107.44803025</text:p>
                <draw:g>
                  <svg:desc>'Num Cores'.G3:'Num Cores'.G7</svg:desc>
                </draw:g>
              </table:table-cell>
              <table:table-cell office:value-type="float" office:value="109.7685225">
                <text:p>109.7685225</text:p>
                <draw:g>
                  <svg:desc>'Num Cores'.H3:'Num Cores'.H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.32405075">
                <text:p>12.32405075</text:p>
              </table:table-cell>
              <table:table-cell office:value-type="float" office:value="17.13374975">
                <text:p>17.1337497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7.834199">
                <text:p>7.834199</text:p>
              </table:table-cell>
              <table:table-cell office:value-type="float" office:value="3.51715575">
                <text:p>3.5171557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.22041825">
                <text:p>4.22041825</text:p>
              </table:table-cell>
              <table:table-cell office:value-type="float" office:value="5.58791775">
                <text:p>5.5879177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68.06870325">
                <text:p>68.06870325</text:p>
              </table:table-cell>
              <table:table-cell office:value-type="float" office:value="9.054086">
                <text:p>9.0540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2$MacOSX_X86_64 LibreOffice_project/185f2ce4dcc34af9bd97dec29e6d42c39557298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485cm" svg:height="9cm" xlink:href=".." xlink:type="simple" chart:class="chart:line" chart:style-name="ch1">
        <chart:title svg:x="0.949cm" svg:y="0.315cm" chart:style-name="ch2">
          <text:p>Average solution length (4 trials) for varying number of nodes</text:p>
        </chart:title>
        <chart:legend chart:legend-position="end" svg:x="10.657cm" svg:y="3.956cm" style:legend-expansion="high" chart:style-name="ch3"/>
        <chart:plot-area chart:style-name="ch4" table:cell-range-address="'Core Single-Thread Compare'.F3:'Core Single-Thread Compare'.F7 'Core Single-Thread Compare'.J2:'Core Single-Thread Compare'.K7" chart:data-source-has-labels="both" svg:x="1.285cm" svg:y="1.636cm" svg:width="8.794cm" svg:height="6.218cm">
          <chartooo:coordinate-region svg:x="2.134cm" svg:y="1.833cm" svg:width="7.747cm" svg:height="5.378cm"/>
          <chart:axis chart:dimension="x" chart:name="primary-x" chart:style-name="ch5" chartooo:axis-type="auto">
            <chartooo:date-scale/>
            <chart:title svg:x="2.627cm" svg:y="8.035cm" chart:style-name="ch6">
              <text:p>Number of nodes/heuristics (one machine)</text:p>
            </chart:title>
            <chart:categories table:cell-range-address="'Core Single-Thread Compare'.F3:'Core Single-Thread Compare'.F7"/>
          </chart:axis>
          <chart:axis chart:dimension="y" chart:name="primary-y" chart:style-name="ch5">
            <chart:title svg:x="0.451cm" svg:y="5.988cm" chart:style-name="ch7">
              <text:p>Shortest solution</text:p>
            </chart:title>
            <chart:grid chart:style-name="ch8" chart:class="major"/>
          </chart:axis>
          <chart:series chart:style-name="ch9" chart:values-cell-range-address="'Core Single-Thread Compare'.J3:'Core Single-Thread Compare'.J7" chart:label-cell-address="'Core Single-Thread Compare'.J2:'Core Single-Thread Compare'.J2" chart:class="chart:line">
            <chart:data-point chart:repeated="5"/>
          </chart:series>
          <chart:series chart:style-name="ch10" chart:values-cell-range-address="'Core Single-Thread Compare'.K3:'Core Single-Thread Compare'.K7" chart:label-cell-address="'Core Single-Thread Compare'.K2:'Core Single-Thread Compare'.K2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gle-threaded</text:p>
                <draw:g>
                  <svg:desc>'Core Single-Thread Compare'.J2:'Core Single-Thread Compare'.J2</svg:desc>
                </draw:g>
              </table:table-cell>
              <table:table-cell office:value-type="string">
                <text:p>Multi-core</text:p>
                <draw:g>
                  <svg:desc>'Core Single-Thread Compare'.K2:'Core Single-Thread Compare'.K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Core Single-Thread Compare'.F3:'Core Single-Thread Compare'.F7</svg:desc>
                </draw:g>
              </table:table-cell>
              <table:table-cell office:value-type="float" office:value="136">
                <text:p>136</text:p>
                <draw:g>
                  <svg:desc>'Core Single-Thread Compare'.J3:'Core Single-Thread Compare'.J7</svg:desc>
                </draw:g>
              </table:table-cell>
              <table:table-cell office:value-type="float" office:value="136">
                <text:p>136</text:p>
                <draw:g>
                  <svg:desc>'Core Single-Thread Compare'.K3:'Core Single-Thread Compare'.K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70">
                <text:p>27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80">
                <text:p>18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93">
                <text:p>193</text:p>
              </table:table-cell>
              <table:table-cell office:value-type="float" office:value="209.5">
                <text:p>209.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97">
                <text:p>197</text:p>
              </table:table-cell>
              <table:table-cell office:value-type="float" office:value="210.5">
                <text:p>210.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2$MacOSX_X86_64 LibreOffice_project/185f2ce4dcc34af9bd97dec29e6d42c39557298f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1.501cm" svg:y="0.315cm" chart:style-name="ch2">
          <text:p>Average states expanded (4 trials) for varying number of nodes</text:p>
        </chart:title>
        <chart:legend chart:legend-position="end" svg:x="9.968cm" svg:y="3.759cm" style:legend-expansion="high" chart:style-name="ch3"/>
        <chart:plot-area chart:style-name="ch4" table:cell-range-address="'Num Cores'.F3:'Num Cores'.F7 'Num Cores'.I2:'Num Cores'.J7" chart:data-source-has-labels="both" svg:x="1.316cm" svg:y="1.636cm" svg:width="8.012cm" svg:height="6.218cm">
          <chartooo:coordinate-region svg:x="3.136cm" svg:y="1.834cm" svg:width="5.994cm" svg:height="5.377cm"/>
          <chart:axis chart:dimension="x" chart:name="primary-x" chart:style-name="ch5" chartooo:axis-type="auto">
            <chartooo:date-scale/>
            <chart:title svg:x="2.267cm" svg:y="8.035cm" chart:style-name="ch6">
              <text:p>Number of nodes/heuristics (one machine)</text:p>
            </chart:title>
            <chart:categories table:cell-range-address="'Num Cores'.F3:'Num Cores'.F7"/>
          </chart:axis>
          <chart:axis chart:dimension="y" chart:name="primary-y" chart:style-name="ch7">
            <chart:title svg:x="0.451cm" svg:y="6.754cm" chart:style-name="ch8">
              <text:p>Number of expanded states</text:p>
            </chart:title>
            <chart:grid chart:style-name="ch9" chart:class="major"/>
          </chart:axis>
          <chart:series chart:style-name="ch10" chart:values-cell-range-address="'Num Cores'.I3:'Num Cores'.I7" chart:label-cell-address="'Num Cores'.I2:'Num Cores'.I2" chart:class="chart:line">
            <chart:data-point chart:repeated="5"/>
          </chart:series>
          <chart:series chart:style-name="ch11" chart:values-cell-range-address="'Num Cores'.J3:'Num Cores'.J7" chart:label-cell-address="'Num Cores'.J2:'Num Cores'.J2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munication every 50ms</text:p>
                <draw:g>
                  <svg:desc>'Num Cores'.I2:'Num Cores'.I2</svg:desc>
                </draw:g>
              </table:table-cell>
              <table:table-cell office:value-type="string">
                <text:p>Communication every 1000 iterations</text:p>
                <draw:g>
                  <svg:desc>'Num Cores'.J2:'Num Cores'.J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Num Cores'.F3:'Num Cores'.F7</svg:desc>
                </draw:g>
              </table:table-cell>
              <table:table-cell office:value-type="float" office:value="1283986">
                <text:p>1283986</text:p>
                <draw:g>
                  <svg:desc>'Num Cores'.I3:'Num Cores'.I7</svg:desc>
                </draw:g>
              </table:table-cell>
              <table:table-cell office:value-type="float" office:value="1283986">
                <text:p>1283986</text:p>
                <draw:g>
                  <svg:desc>'Num Cores'.J3:'Num Cores'.J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4047.5">
                <text:p>24047.5</text:p>
              </table:table-cell>
              <table:table-cell office:value-type="float" office:value="72500">
                <text:p>7250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905">
                <text:p>1905</text:p>
              </table:table-cell>
              <table:table-cell office:value-type="float" office:value="8750">
                <text:p>875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12.5">
                <text:p>812.5</text:p>
              </table:table-cell>
              <table:table-cell office:value-type="float" office:value="7250">
                <text:p>7250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5705">
                <text:p>5705</text:p>
              </table:table-cell>
              <table:table-cell office:value-type="float" office:value="4500">
                <text:p>450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2$MacOSX_X86_64 LibreOffice_project/185f2ce4dcc34af9bd97dec29e6d42c39557298f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485cm" svg:height="9cm" xlink:href=".." xlink:type="simple" chart:class="chart:line" chart:style-name="ch1">
        <chart:title svg:x="0.949cm" svg:y="0.315cm" chart:style-name="ch2">
          <text:p>Average solution length (4 trials) for varying number of nodes</text:p>
        </chart:title>
        <chart:legend chart:legend-position="end" svg:x="10.657cm" svg:y="3.956cm" style:legend-expansion="high" chart:style-name="ch3"/>
        <chart:plot-area chart:style-name="ch4" table:cell-range-address="'Cool-Lame Compare'.G3:'Cool-Lame Compare'.G7 'Cool-Lame Compare'.K2:'Cool-Lame Compare'.L7" chart:data-source-has-labels="both" svg:x="1.285cm" svg:y="1.636cm" svg:width="8.794cm" svg:height="6.218cm">
          <chartooo:coordinate-region svg:x="2.134cm" svg:y="1.833cm" svg:width="7.747cm" svg:height="5.378cm"/>
          <chart:axis chart:dimension="x" chart:name="primary-x" chart:style-name="ch5" chartooo:axis-type="auto">
            <chartooo:date-scale/>
            <chart:title svg:x="2.627cm" svg:y="8.035cm" chart:style-name="ch6">
              <text:p>Number of nodes/heuristics (one machine)</text:p>
            </chart:title>
            <chart:categories table:cell-range-address="'Cool-Lame Compare'.G3:'Cool-Lame Compare'.G7"/>
          </chart:axis>
          <chart:axis chart:dimension="y" chart:name="primary-y" chart:style-name="ch5">
            <chart:title svg:x="0.451cm" svg:y="5.988cm" chart:style-name="ch7">
              <text:p>Shortest solution</text:p>
            </chart:title>
            <chart:grid chart:style-name="ch8" chart:class="major"/>
          </chart:axis>
          <chart:series chart:style-name="ch9" chart:values-cell-range-address="'Cool-Lame Compare'.K3:'Cool-Lame Compare'.K7" chart:label-cell-address="'Cool-Lame Compare'.K2:'Cool-Lame Compare'.K2" chart:class="chart:line">
            <chart:data-point chart:repeated="5"/>
          </chart:series>
          <chart:series chart:style-name="ch10" chart:values-cell-range-address="'Cool-Lame Compare'.L3:'Cool-Lame Compare'.L7" chart:label-cell-address="'Cool-Lame Compare'.L2:'Cool-Lame Compare'.L2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gle-threaded</text:p>
                <draw:g>
                  <svg:desc>'Cool-Lame Compare'.K2:'Cool-Lame Compare'.K2</svg:desc>
                </draw:g>
              </table:table-cell>
              <table:table-cell office:value-type="string">
                <text:p>Multi-core</text:p>
                <draw:g>
                  <svg:desc>'Cool-Lame Compare'.L2:'Cool-Lame Compare'.L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Cool-Lame Compare'.G3:'Cool-Lame Compare'.G7</svg:desc>
                </draw:g>
              </table:table-cell>
              <table:table-cell office:value-type="float" office:value="138">
                <text:p>138</text:p>
                <draw:g>
                  <svg:desc>'Cool-Lame Compare'.K3:'Cool-Lame Compare'.K7</svg:desc>
                </draw:g>
              </table:table-cell>
              <table:table-cell office:value-type="float" office:value="138">
                <text:p>138</text:p>
                <draw:g>
                  <svg:desc>'Cool-Lame Compare'.L3:'Cool-Lame Compare'.L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22">
                <text:p>222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02">
                <text:p>202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2$MacOSX_X86_64 LibreOffice_project/185f2ce4dcc34af9bd97dec29e6d42c39557298f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1.707cm" svg:y="0.315cm" chart:style-name="ch2">
          <text:p>Average solution length (4 trials) for varying number of nodes</text:p>
        </chart:title>
        <chart:legend chart:legend-position="end" svg:x="9.968cm" svg:y="3.759cm" style:legend-expansion="high" chart:style-name="ch3"/>
        <chart:plot-area chart:style-name="ch4" table:cell-range-address="'Num Cores'.F2:'Num Cores'.F7 'Num Cores'.K2:'Num Cores'.L7" chart:data-source-has-labels="both" svg:x="1.316cm" svg:y="1.636cm" svg:width="8.012cm" svg:height="6.218cm">
          <chartooo:coordinate-region svg:x="2.165cm" svg:y="1.833cm" svg:width="6.965cm" svg:height="5.378cm"/>
          <chart:axis chart:dimension="x" chart:name="primary-x" chart:style-name="ch5" chartooo:axis-type="auto">
            <chartooo:date-scale/>
            <chart:title svg:x="2.267cm" svg:y="8.035cm" chart:style-name="ch6">
              <text:p>Number of nodes/heuristics (one machine)</text:p>
            </chart:title>
            <chart:categories table:cell-range-address="'Num Cores'.F3:'Num Cores'.F7"/>
          </chart:axis>
          <chart:axis chart:dimension="y" chart:name="primary-y" chart:style-name="ch5">
            <chart:title svg:x="0.451cm" svg:y="5.988cm" chart:style-name="ch7">
              <text:p>Shortest solution</text:p>
            </chart:title>
            <chart:grid chart:style-name="ch8" chart:class="major"/>
          </chart:axis>
          <chart:series chart:style-name="ch9" chart:values-cell-range-address="'Num Cores'.K3:'Num Cores'.K7" chart:label-cell-address="'Num Cores'.K2:'Num Cores'.K2" chart:class="chart:line">
            <chart:data-point chart:repeated="5"/>
          </chart:series>
          <chart:series chart:style-name="ch10" chart:values-cell-range-address="'Num Cores'.L3:'Num Cores'.L7" chart:label-cell-address="'Num Cores'.L2:'Num Cores'.L2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munication every 50ms</text:p>
                <draw:g>
                  <svg:desc>'Num Cores'.K2:'Num Cores'.K2</svg:desc>
                </draw:g>
              </table:table-cell>
              <table:table-cell office:value-type="string">
                <text:p>Communication every 1000 iterations</text:p>
                <draw:g>
                  <svg:desc>'Num Cores'.L2:'Num Cores'.L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Num Cores'.F3:'Num Cores'.F7</svg:desc>
                </draw:g>
              </table:table-cell>
              <table:table-cell office:value-type="float" office:value="136">
                <text:p>136</text:p>
                <draw:g>
                  <svg:desc>'Num Cores'.K3:'Num Cores'.K7</svg:desc>
                </draw:g>
              </table:table-cell>
              <table:table-cell office:value-type="float" office:value="136">
                <text:p>136</text:p>
                <draw:g>
                  <svg:desc>'Num Cores'.L3:'Num Cores'.L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08.5">
                <text:p>208.5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12.5">
                <text:p>212.5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21.5">
                <text:p>221.5</text:p>
              </table:table-cell>
              <table:table-cell office:value-type="float" office:value="209.5">
                <text:p>209.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01">
                <text:p>201</text:p>
              </table:table-cell>
              <table:table-cell office:value-type="float" office:value="210.5">
                <text:p>210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2$MacOSX_X86_64 LibreOffice_project/185f2ce4dcc34af9bd97dec29e6d42c39557298f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778cm" svg:height="9.008cm" xlink:href=".." xlink:type="simple" chart:class="chart:line" chart:style-name="ch1">
        <chart:title svg:x="1.16cm" svg:y="0.315cm" chart:style-name="ch2">
          <text:p>Average runtime, changing communication interval</text:p>
        </chart:title>
        <chart:plot-area chart:style-name="ch3" table:cell-range-address="'Num Iterations'.F2:'Num Iterations'.G11" chart:data-source-has-labels="both" svg:x="1.251cm" svg:y="1.636cm" svg:width="11.017cm" svg:height="6.226cm">
          <chartooo:coordinate-region svg:x="2.1cm" svg:y="1.833cm" svg:width="9.606cm" svg:height="5.386cm"/>
          <chart:axis chart:dimension="x" chart:name="primary-x" chart:style-name="ch4" chartooo:axis-type="auto">
            <chartooo:date-scale/>
            <chart:title svg:x="2.154cm" svg:y="8.043cm" chart:style-name="ch5">
              <text:p>Number of iterations between sync-ups (4 nodes on 2 machines)</text:p>
            </chart:title>
            <chart:categories table:cell-range-address="'Num Iterations'.F3:'Num Iterations'.F11"/>
          </chart:axis>
          <chart:axis chart:dimension="y" chart:name="primary-y" chart:style-name="ch6">
            <chart:title svg:x="0.451cm" svg:y="6.188cm" chart:style-name="ch7">
              <text:p>Run time (seconds)</text:p>
            </chart:title>
            <chart:grid chart:style-name="ch8" chart:class="major"/>
          </chart:axis>
          <chart:series chart:style-name="ch9" chart:values-cell-range-address="'Num Iterations'.G3:'Num Iterations'.G11" chart:label-cell-address="'Num Iterations'.G2:'Num Iterations'.G2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un time</text:p>
                <draw:g>
                  <svg:desc>'Num Iterations'.G2:'Num Iterations'.G2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'Num Iterations'.F3:'Num Iterations'.F11</svg:desc>
                </draw:g>
              </table:table-cell>
              <table:table-cell office:value-type="float" office:value="21.08144825">
                <text:p>21.08144825</text:p>
                <draw:g>
                  <svg:desc>'Num Iterations'.G3:'Num Iterations'.G1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2.43513025">
                <text:p>12.4351302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6.54487175">
                <text:p>6.5448717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5.65750225">
                <text:p>5.65750225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7.260871">
                <text:p>7.260871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4.8650785">
                <text:p>4.8650785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5.98491875">
                <text:p>5.98491875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6.10921475">
                <text:p>6.10921475</text:p>
              </table:table-cell>
            </table:table-row>
            <table:table-row>
              <table:table-cell office:value-type="string">
                <text:p>12800*</text:p>
              </table:table-cell>
              <table:table-cell office:value-type="float" office:value="8.322897">
                <text:p>8.32289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2$MacOSX_X86_64 LibreOffice_project/185f2ce4dcc34af9bd97dec29e6d42c39557298f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732cm" svg:height="9.009cm" xlink:href=".." xlink:type="simple" chart:class="chart:line" chart:style-name="ch1">
        <chart:title svg:x="0.213cm" svg:y="0.315cm" chart:style-name="ch2">
          <text:p>Average states expanded, changing communication interval</text:p>
        </chart:title>
        <chart:plot-area chart:style-name="ch3" table:cell-range-address="'Num Iterations'.F2:'Num Iterations'.F11 'Num Iterations'.H2:'Num Iterations'.H11" chart:data-source-has-labels="both" svg:x="1.25cm" svg:y="1.636cm" svg:width="10.974cm" svg:height="6.227cm">
          <chartooo:coordinate-region svg:x="2.491cm" svg:y="1.833cm" svg:width="9.171cm" svg:height="5.387cm"/>
          <chart:axis chart:dimension="x" chart:name="primary-x" chart:style-name="ch4" chartooo:axis-type="auto">
            <chartooo:date-scale/>
            <chart:title svg:x="2.132cm" svg:y="8.044cm" chart:style-name="ch5">
              <text:p>Number of iterations between sync-ups (4 nodes on 2 machines)</text:p>
            </chart:title>
            <chart:categories table:cell-range-address="'Num Iterations'.F3:'Num Iterations'.F11"/>
          </chart:axis>
          <chart:axis chart:dimension="y" chart:name="primary-y" chart:style-name="ch4">
            <chart:title svg:x="0.451cm" svg:y="6.758cm" chart:style-name="ch6">
              <text:p>Number of expanded states</text:p>
            </chart:title>
            <chart:grid chart:style-name="ch7" chart:class="major"/>
          </chart:axis>
          <chart:series chart:style-name="ch8" chart:values-cell-range-address="'Num Iterations'.H3:'Num Iterations'.H11" chart:label-cell-address="'Num Iterations'.H2:'Num Iterations'.H2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anded states</text:p>
                <draw:g>
                  <svg:desc>'Num Iterations'.H2:'Num Iterations'.H2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'Num Iterations'.F3:'Num Iterations'.F11</svg:desc>
                </draw:g>
              </table:table-cell>
              <table:table-cell office:value-type="float" office:value="8825">
                <text:p>8825</text:p>
                <draw:g>
                  <svg:desc>'Num Iterations'.H3:'Num Iterations'.H1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8925">
                <text:p>892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7200">
                <text:p>720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1100">
                <text:p>11100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4200">
                <text:p>14200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9600">
                <text:p>9600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12000">
                <text:p>12000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12800">
                <text:p>12800</text:p>
              </table:table-cell>
            </table:table-row>
            <table:table-row>
              <table:table-cell office:value-type="string">
                <text:p>12800*</text:p>
              </table:table-cell>
              <table:table-cell office:value-type="float" office:value="18843.5">
                <text:p>18843.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2$MacOSX_X86_64 LibreOffice_project/185f2ce4dcc34af9bd97dec29e6d42c39557298f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836cm" svg:height="9cm" xlink:href=".." xlink:type="simple" chart:class="chart:line" chart:style-name="ch1">
        <chart:title svg:x="0.47cm" svg:y="0.315cm" chart:style-name="ch2">
          <text:p>Average solution length, changing communication interval</text:p>
        </chart:title>
        <chart:plot-area chart:style-name="ch3" table:cell-range-address="'Num Iterations'.F2:'Num Iterations'.F11 'Num Iterations'.I2:'Num Iterations'.I11" chart:data-source-has-labels="both" svg:x="1.252cm" svg:y="1.636cm" svg:width="11.072cm" svg:height="6.218cm">
          <chartooo:coordinate-region svg:x="2.101cm" svg:y="1.833cm" svg:width="9.661cm" svg:height="5.378cm"/>
          <chart:axis chart:dimension="x" chart:name="primary-x" chart:style-name="ch4" chartooo:axis-type="auto">
            <chartooo:date-scale/>
            <chart:title svg:x="2.22cm" svg:y="8.035cm" chart:style-name="ch5">
              <text:p>Number of iterations between sync-ups (4 cores on 2 machines)</text:p>
            </chart:title>
            <chart:categories table:cell-range-address="'Num Iterations'.F3:'Num Iterations'.F11"/>
          </chart:axis>
          <chart:axis chart:dimension="y" chart:name="primary-y" chart:style-name="ch4">
            <chart:title svg:x="0.451cm" svg:y="5.988cm" chart:style-name="ch6">
              <text:p>Shortest solution</text:p>
            </chart:title>
            <chart:grid chart:style-name="ch7" chart:class="major"/>
          </chart:axis>
          <chart:series chart:style-name="ch8" chart:values-cell-range-address="'Num Iterations'.I3:'Num Iterations'.I11" chart:label-cell-address="'Num Iterations'.I2:'Num Iterations'.I2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lution length</text:p>
                <draw:g>
                  <svg:desc>'Num Iterations'.I2:'Num Iterations'.I2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'Num Iterations'.F3:'Num Iterations'.F11</svg:desc>
                </draw:g>
              </table:table-cell>
              <table:table-cell office:value-type="float" office:value="189">
                <text:p>189</text:p>
                <draw:g>
                  <svg:desc>'Num Iterations'.I3:'Num Iterations'.I1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88.5">
                <text:p>188.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98.5">
                <text:p>198.5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211.5">
                <text:p>211.5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214.5">
                <text:p>214.5</text:p>
              </table:table-cell>
            </table:table-row>
            <table:table-row>
              <table:table-cell office:value-type="string">
                <text:p>12800*</text:p>
              </table:table-cell>
              <table:table-cell office:value-type="float" office:value="218">
                <text:p>21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2$MacOSX_X86_64 LibreOffice_project/185f2ce4dcc34af9bd97dec29e6d42c39557298f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333cm" svg:height="9cm" xlink:href=".." xlink:type="simple" chart:class="chart:line" chart:style-name="ch1">
        <chart:title svg:x="1.988cm" svg:y="0.315cm" chart:style-name="ch2">
          <text:p>Average runtime, varying machines</text:p>
        </chart:title>
        <chart:plot-area chart:style-name="ch3" table:cell-range-address="'Multi-Machine'.F2:'Multi-Machine'.G7" chart:data-source-has-labels="both" svg:x="1.222cm" svg:y="1.636cm" svg:width="9.659cm" svg:height="6.218cm">
          <chartooo:coordinate-region svg:x="2.257cm" svg:y="1.833cm" svg:width="8.426cm" svg:height="5.378cm"/>
          <chart:axis chart:dimension="x" chart:name="primary-x" chart:style-name="ch4" chartooo:axis-type="auto">
            <chartooo:date-scale/>
            <chart:title svg:x="1.399cm" svg:y="8.035cm" chart:style-name="ch5">
              <text:p>Number of machines (1 core each, syncing every 1000 iterations)</text:p>
            </chart:title>
            <chart:categories table:cell-range-address="'Multi-Machine'.F3:'Multi-Machine'.F7"/>
          </chart:axis>
          <chart:axis chart:dimension="y" chart:name="primary-y" chart:style-name="ch6">
            <chart:title svg:x="0.451cm" svg:y="6.184cm" chart:style-name="ch7">
              <text:p>Run time (seconds)</text:p>
            </chart:title>
            <chart:grid chart:style-name="ch8" chart:class="major"/>
          </chart:axis>
          <chart:series chart:style-name="ch9" chart:values-cell-range-address="'Multi-Machine'.G3:'Multi-Machine'.G7" chart:label-cell-address="'Multi-Machine'.G2:'Multi-Machine'.G2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un time</text:p>
                <draw:g>
                  <svg:desc>'Multi-Machine'.G2:'Multi-Machine'.G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Multi-Machine'.F3:'Multi-Machine'.F7</svg:desc>
                </draw:g>
              </table:table-cell>
              <table:table-cell office:value-type="float" office:value="109.7685225">
                <text:p>109.7685225</text:p>
                <draw:g>
                  <svg:desc>'Multi-Machine'.G3:'Multi-Machine'.G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0.34331875">
                <text:p>20.3433187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.940353">
                <text:p>4.94035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5.350025">
                <text:p>5.35002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25.68733425">
                <text:p>125.6873342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2$MacOSX_X86_64 LibreOffice_project/185f2ce4dcc34af9bd97dec29e6d42c39557298f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462cm" svg:height="9cm" xlink:href=".." xlink:type="simple" chart:class="chart:line" chart:style-name="ch1">
        <chart:title svg:x="1.343cm" svg:y="0.315cm" chart:style-name="ch2">
          <text:p>Average solution length, varying machines</text:p>
        </chart:title>
        <chart:plot-area chart:style-name="ch3" table:cell-range-address="'Multi-Machine'.F2:'Multi-Machine'.F7 'Multi-Machine'.I2:'Multi-Machine'.I7" chart:data-source-has-labels="both" svg:x="1.225cm" svg:y="1.636cm" svg:width="9.779cm" svg:height="6.218cm">
          <chartooo:coordinate-region svg:x="2.074cm" svg:y="1.833cm" svg:width="8.732cm" svg:height="5.378cm"/>
          <chart:axis chart:dimension="x" chart:name="primary-x" chart:style-name="ch4" chartooo:axis-type="auto">
            <chartooo:date-scale/>
            <chart:title svg:x="1.462cm" svg:y="8.035cm" chart:style-name="ch5">
              <text:p>Number of machines (1 core each, syncing every 1000 iterations)</text:p>
            </chart:title>
            <chart:categories table:cell-range-address="'Multi-Machine'.F3:'Multi-Machine'.F7"/>
          </chart:axis>
          <chart:axis chart:dimension="y" chart:name="primary-y" chart:style-name="ch4">
            <chart:title svg:x="0.451cm" svg:y="5.988cm" chart:style-name="ch6">
              <text:p>Shortest solution</text:p>
            </chart:title>
            <chart:grid chart:style-name="ch7" chart:class="major"/>
          </chart:axis>
          <chart:series chart:style-name="ch8" chart:values-cell-range-address="'Multi-Machine'.I3:'Multi-Machine'.I7" chart:label-cell-address="'Multi-Machine'.I2:'Multi-Machine'.I2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lution length</text:p>
                <draw:g>
                  <svg:desc>'Multi-Machine'.I2:'Multi-Machine'.I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Multi-Machine'.F3:'Multi-Machine'.F7</svg:desc>
                </draw:g>
              </table:table-cell>
              <table:table-cell office:value-type="float" office:value="136">
                <text:p>136</text:p>
                <draw:g>
                  <svg:desc>'Multi-Machine'.I3:'Multi-Machine'.I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10.5">
                <text:p>210.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2$MacOSX_X86_64 LibreOffice_project/185f2ce4dcc34af9bd97dec29e6d42c39557298f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054cm" svg:height="9cm" xlink:href=".." xlink:type="simple" chart:class="chart:line" chart:style-name="ch1">
        <chart:title svg:x="1.433cm" svg:y="0.315cm" chart:style-name="ch2">
          <text:p>Average states expanded, varying machines</text:p>
        </chart:title>
        <chart:plot-area chart:style-name="ch3" table:cell-range-address="'Multi-Machine'.F2:'Multi-Machine'.F7 'Multi-Machine'.H2:'Multi-Machine'.H7" chart:data-source-has-labels="both" svg:x="1.237cm" svg:y="1.636cm" svg:width="10.335cm" svg:height="6.218cm">
          <chartooo:coordinate-region svg:x="3.057cm" svg:y="1.834cm" svg:width="8.317cm" svg:height="5.377cm"/>
          <chart:axis chart:dimension="x" chart:name="primary-x" chart:style-name="ch4" chartooo:axis-type="auto">
            <chartooo:date-scale/>
            <chart:title svg:x="1.752cm" svg:y="8.035cm" chart:style-name="ch5">
              <text:p>Number of machines (1 core each, syncing every 1000 iterations)</text:p>
            </chart:title>
            <chart:categories table:cell-range-address="'Multi-Machine'.F3:'Multi-Machine'.F7"/>
          </chart:axis>
          <chart:axis chart:dimension="y" chart:name="primary-y" chart:style-name="ch6">
            <chart:title svg:x="0.451cm" svg:y="6.754cm" chart:style-name="ch7">
              <text:p>Number of expanded states</text:p>
            </chart:title>
            <chart:grid chart:style-name="ch8" chart:class="major"/>
          </chart:axis>
          <chart:series chart:style-name="ch9" chart:values-cell-range-address="'Multi-Machine'.H3:'Multi-Machine'.H7" chart:label-cell-address="'Multi-Machine'.H2:'Multi-Machine'.H2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anded states</text:p>
                <draw:g>
                  <svg:desc>'Multi-Machine'.H2:'Multi-Machine'.H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Multi-Machine'.F3:'Multi-Machine'.F7</svg:desc>
                </draw:g>
              </table:table-cell>
              <table:table-cell office:value-type="float" office:value="1283986">
                <text:p>1283986</text:p>
                <draw:g>
                  <svg:desc>'Multi-Machine'.H3:'Multi-Machine'.H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72500">
                <text:p>7250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8750">
                <text:p>875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250">
                <text:p>9250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500">
                <text:p>450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2$MacOSX_X86_64 LibreOffice_project/185f2ce4dcc34af9bd97dec29e6d42c39557298f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381cm" svg:height="9cm" xlink:href=".." xlink:type="simple" chart:class="chart:line" chart:style-name="ch1">
        <chart:title svg:x="1.112cm" svg:y="0.315cm" chart:style-name="ch2">
          <text:p>Average running time (4 trials) for varying number of nodes</text:p>
        </chart:title>
        <chart:legend chart:legend-position="end" svg:x="10.553cm" svg:y="3.956cm" style:legend-expansion="high" chart:style-name="ch3"/>
        <chart:plot-area chart:style-name="ch4" table:cell-range-address="'Core Single-Thread Compare'.F2:'Core Single-Thread Compare'.H7" chart:data-source-has-labels="both" svg:x="1.283cm" svg:y="1.636cm" svg:width="8.696cm" svg:height="6.218cm">
          <chartooo:coordinate-region svg:x="2.132cm" svg:y="1.833cm" svg:width="7.649cm" svg:height="5.378cm"/>
          <chart:axis chart:dimension="x" chart:name="primary-x" chart:style-name="ch5" chartooo:axis-type="auto">
            <chartooo:date-scale/>
            <chart:title svg:x="2.576cm" svg:y="8.035cm" chart:style-name="ch6">
              <text:p>Number of nodes/heuristics (one machine)</text:p>
            </chart:title>
            <chart:categories table:cell-range-address="'Core Single-Thread Compare'.F3:'Core Single-Thread Compare'.F7"/>
          </chart:axis>
          <chart:axis chart:dimension="y" chart:name="primary-y" chart:style-name="ch5">
            <chart:title svg:x="0.451cm" svg:y="6.483cm" chart:style-name="ch7">
              <text:p>Running time (seconds)</text:p>
            </chart:title>
            <chart:grid chart:style-name="ch8" chart:class="major"/>
          </chart:axis>
          <chart:series chart:style-name="ch9" chart:values-cell-range-address="'Core Single-Thread Compare'.G3:'Core Single-Thread Compare'.G7" chart:label-cell-address="'Core Single-Thread Compare'.G2:'Core Single-Thread Compare'.G2" chart:class="chart:line">
            <chart:data-point chart:repeated="5"/>
          </chart:series>
          <chart:series chart:style-name="ch10" chart:values-cell-range-address="'Core Single-Thread Compare'.H3:'Core Single-Thread Compare'.H7" chart:label-cell-address="'Core Single-Thread Compare'.H2:'Core Single-Thread Compare'.H2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gle-threaded</text:p>
                <draw:g>
                  <svg:desc>'Core Single-Thread Compare'.G2:'Core Single-Thread Compare'.G2</svg:desc>
                </draw:g>
              </table:table-cell>
              <table:table-cell office:value-type="string">
                <text:p>Multi-core</text:p>
                <draw:g>
                  <svg:desc>'Core Single-Thread Compare'.H2:'Core Single-Thread Compare'.H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Core Single-Thread Compare'.F3:'Core Single-Thread Compare'.F7</svg:desc>
                </draw:g>
              </table:table-cell>
              <table:table-cell office:value-type="float" office:value="107.44803025">
                <text:p>107.44803025</text:p>
                <draw:g>
                  <svg:desc>'Core Single-Thread Compare'.G3:'Core Single-Thread Compare'.G7</svg:desc>
                </draw:g>
              </table:table-cell>
              <table:table-cell office:value-type="float" office:value="109.7685225">
                <text:p>109.7685225</text:p>
                <draw:g>
                  <svg:desc>'Core Single-Thread Compare'.H3:'Core Single-Thread Compare'.H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99.8811">
                <text:p>99.8811</text:p>
              </table:table-cell>
              <table:table-cell office:value-type="float" office:value="17.13374975">
                <text:p>17.1337497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7.1607">
                <text:p>17.1607</text:p>
              </table:table-cell>
              <table:table-cell office:value-type="float" office:value="3.51715575">
                <text:p>3.5171557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44.817">
                <text:p>144.817</text:p>
              </table:table-cell>
              <table:table-cell office:value-type="float" office:value="5.58791775">
                <text:p>5.5879177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73.23295">
                <text:p>73.23295</text:p>
              </table:table-cell>
              <table:table-cell office:value-type="float" office:value="9.054086">
                <text:p>9.05408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2$MacOSX_X86_64 LibreOffice_project/185f2ce4dcc34af9bd97dec29e6d42c39557298f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